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Bitstream Vera Sans Mono" svg:font-family="'Bitstream Vera Sans Mono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ld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inux Libertine O" svg:font-family="'Linux Libertine O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officeooo:paragraph-rsid="004156af" style:font-size-asian="10.5pt" style:font-weight-asian="bold" style:font-name-complex="Arial1" style:font-size-complex="10.5pt" style:font-weight-complex="bold"/>
    </style:style>
    <style:style style:name="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  <style:text-properties officeooo:paragraph-rsid="00548e9a"/>
    </style:style>
    <style:style style:name="P4" style:family="paragraph" style:parent-style-name="Standard">
      <style:paragraph-properties fo:text-align="justify" style:justify-single-word="false"/>
      <style:text-properties officeooo:paragraph-rsid="0041665f"/>
    </style:style>
    <style:style style:name="P5" style:family="paragraph" style:parent-style-name="Standard">
      <style:text-properties officeooo:rsid="00505972" officeooo:paragraph-rsid="00505972"/>
    </style:style>
    <style:style style:name="P6" style:family="paragraph" style:parent-style-name="Standard">
      <style:text-properties officeooo:rsid="00505972" officeooo:paragraph-rsid="0058da08"/>
    </style:style>
    <style:style style:name="P7" style:family="paragraph" style:parent-style-name="Standard">
      <style:text-properties officeooo:rsid="00505972" officeooo:paragraph-rsid="0077f004"/>
    </style:style>
    <style:style style:name="P8" style:family="paragraph" style:parent-style-name="Standard">
      <style:text-properties officeooo:rsid="00505972" officeooo:paragraph-rsid="00752ab1"/>
    </style:style>
    <style:style style:name="P9" style:family="paragraph" style:parent-style-name="Standard">
      <style:text-properties officeooo:rsid="00505972" officeooo:paragraph-rsid="009bc743"/>
    </style:style>
    <style:style style:name="P10" style:family="paragraph" style:parent-style-name="Standard">
      <style:text-properties officeooo:rsid="00505972" officeooo:paragraph-rsid="005c832d"/>
    </style:style>
    <style:style style:name="P11" style:family="paragraph" style:parent-style-name="Standard">
      <style:text-properties officeooo:rsid="00505972" officeooo:paragraph-rsid="00a8f674"/>
    </style:style>
    <style:style style:name="P12" style:family="paragraph" style:parent-style-name="Standard">
      <style:text-properties officeooo:rsid="00505972" officeooo:paragraph-rsid="00b10a91"/>
    </style:style>
    <style:style style:name="P13" style:family="paragraph" style:parent-style-name="Standard">
      <style:text-properties officeooo:rsid="00505972" officeooo:paragraph-rsid="00b6c369"/>
    </style:style>
    <style:style style:name="P14" style:family="paragraph" style:parent-style-name="Standard">
      <style:text-properties officeooo:rsid="00505972" officeooo:paragraph-rsid="00b7d01b"/>
    </style:style>
    <style:style style:name="P15" style:family="paragraph" style:parent-style-name="Standard">
      <style:text-properties officeooo:rsid="00505972" officeooo:paragraph-rsid="00b9db10"/>
    </style:style>
    <style:style style:name="P16" style:family="paragraph" style:parent-style-name="Standard">
      <style:paragraph-properties fo:text-align="justify" style:justify-single-word="false"/>
      <style:text-properties officeooo:rsid="00505972" officeooo:paragraph-rsid="00befdeb"/>
    </style:style>
    <style:style style:name="P17" style:family="paragraph" style:parent-style-name="Standard">
      <style:text-properties officeooo:rsid="005c832d" officeooo:paragraph-rsid="005c832d"/>
    </style:style>
    <style:style style:name="P18" style:family="paragraph" style:parent-style-name="Standard">
      <style:text-properties officeooo:rsid="005c832d" officeooo:paragraph-rsid="00a8f674"/>
    </style:style>
    <style:style style:name="P19" style:family="paragraph" style:parent-style-name="Standard">
      <style:text-properties officeooo:rsid="004156af" officeooo:paragraph-rsid="004156af"/>
    </style:style>
    <style:style style:name="P20" style:family="paragraph" style:parent-style-name="Standard">
      <style:text-properties officeooo:rsid="0074b7bb" officeooo:paragraph-rsid="0074b7bb"/>
    </style:style>
    <style:style style:name="P21" style:family="paragraph" style:parent-style-name="Standard">
      <style:text-properties officeooo:rsid="0074b7bb" officeooo:paragraph-rsid="0077f004"/>
    </style:style>
    <style:style style:name="P22" style:family="paragraph" style:parent-style-name="Standard">
      <style:text-properties officeooo:rsid="0074b7bb" officeooo:paragraph-rsid="00b42bc1"/>
    </style:style>
    <style:style style:name="P23" style:family="paragraph" style:parent-style-name="Standard">
      <style:text-properties officeooo:rsid="0074b7bb" officeooo:paragraph-rsid="00b6c369"/>
    </style:style>
    <style:style style:name="P24" style:family="paragraph" style:parent-style-name="Standard">
      <style:text-properties officeooo:rsid="004bde7c" officeooo:paragraph-rsid="004bde7c"/>
    </style:style>
    <style:style style:name="P25" style:family="paragraph" style:parent-style-name="Standard">
      <style:text-properties officeooo:rsid="004bde7c" officeooo:paragraph-rsid="0077f004"/>
    </style:style>
    <style:style style:name="P26" style:family="paragraph" style:parent-style-name="Standard">
      <style:text-properties style:use-window-font-color="true" style:font-name="DejaVu Sans Mono1" fo:font-size="10pt" fo:language="es" fo:country="ES" fo:font-weight="bold" officeooo:rsid="00505972" officeooo:paragraph-rsid="00752ab1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27" style:family="paragraph" style:parent-style-name="Standard">
      <style:text-properties style:use-window-font-color="true" style:font-name="DejaVu Sans Mono1" fo:font-size="10pt" fo:language="es" fo:country="ES" fo:font-weight="bold" officeooo:rsid="00505972" officeooo:paragraph-rsid="0077f004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28" style:family="paragraph" style:parent-style-name="Standard">
      <style:text-properties style:use-window-font-color="true" style:font-name="DejaVu Sans Mono1" fo:font-size="10pt" fo:language="es" fo:country="ES" fo:font-weight="bold" officeooo:rsid="00505972" officeooo:paragraph-rsid="009bc743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29" style:family="paragraph" style:parent-style-name="Standard">
      <style:text-properties style:use-window-font-color="true" style:font-name="DejaVu Sans Mono1" fo:font-size="10pt" fo:language="es" fo:country="ES" fo:font-weight="bold" officeooo:rsid="00505972" officeooo:paragraph-rsid="009da46c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30" style:family="paragraph" style:parent-style-name="Standard">
      <style:text-properties style:use-window-font-color="true" style:font-name="DejaVu Sans Mono1" fo:font-size="10pt" fo:language="es" fo:country="ES" fo:font-weight="bold" officeooo:rsid="00505972" officeooo:paragraph-rsid="00a8f674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31" style:family="paragraph" style:parent-style-name="Standard">
      <style:text-properties style:use-window-font-color="true" style:font-name="DejaVu Sans Mono1" fo:font-size="10pt" fo:language="es" fo:country="ES" fo:font-weight="bold" officeooo:rsid="00505972" officeooo:paragraph-rsid="00b10a91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32" style:family="paragraph" style:parent-style-name="Standard">
      <style:text-properties style:use-window-font-color="true" style:font-name="DejaVu Sans Mono1" fo:font-size="10pt" fo:language="es" fo:country="ES" fo:font-weight="bold" officeooo:rsid="00505972" officeooo:paragraph-rsid="00b6c369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use-window-font-color="true" style:font-name="DejaVu Sans Mono1" fo:font-size="10pt" fo:language="es" fo:country="ES" fo:font-weight="bold" officeooo:rsid="00505972" officeooo:paragraph-rsid="00c0acb5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use-window-font-color="true" style:font-name="DejaVu Sans Mono1" fo:font-size="10pt" fo:language="es" fo:country="ES" fo:font-weight="bold" officeooo:rsid="00505972" officeooo:paragraph-rsid="00c2d3fc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use-window-font-color="true" style:font-name="DejaVu Sans Mono1" fo:font-size="10pt" fo:language="es" fo:country="ES" fo:font-weight="bold" officeooo:rsid="00505972" officeooo:paragraph-rsid="00c59f19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36" style:family="paragraph" style:parent-style-name="Standard">
      <style:text-properties style:use-window-font-color="true" style:font-name="DejaVu Sans Mono1" fo:font-size="10pt" fo:language="es" fo:country="ES" fo:font-weight="bold" officeooo:rsid="00752ab1" officeooo:paragraph-rsid="00752ab1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37" style:family="paragraph" style:parent-style-name="Standard">
      <style:text-properties style:use-window-font-color="true" style:font-name="DejaVu Sans Mono1" fo:font-size="9pt" fo:language="es" fo:country="ES" fo:font-weight="bold" officeooo:rsid="00505972" officeooo:paragraph-rsid="0077f004" style:font-name-asian="Times New Roman" style:font-size-asian="9pt" style:font-weight-asian="bold" style:font-name-complex="Times New Roman" style:font-size-complex="9pt" style:language-complex="ar" style:country-complex="SA" style:font-weight-complex="bold"/>
    </style:style>
    <style:style style:name="P38" style:family="paragraph" style:parent-style-name="Standard">
      <style:text-properties officeooo:rsid="00752ab1" officeooo:paragraph-rsid="00752ab1"/>
    </style:style>
    <style:style style:name="P39" style:family="paragraph" style:parent-style-name="Standard">
      <style:text-properties officeooo:rsid="00752ab1" officeooo:paragraph-rsid="0077f004"/>
    </style:style>
    <style:style style:name="P40" style:family="paragraph" style:parent-style-name="Standard">
      <style:text-properties officeooo:rsid="00752ab1" officeooo:paragraph-rsid="009da46c"/>
    </style:style>
    <style:style style:name="P41" style:family="paragraph" style:parent-style-name="Standard">
      <style:text-properties officeooo:rsid="00752ab1" officeooo:paragraph-rsid="00a8f674"/>
    </style:style>
    <style:style style:name="P42" style:family="paragraph" style:parent-style-name="Standard">
      <style:text-properties officeooo:rsid="00752ab1" officeooo:paragraph-rsid="00b10a91"/>
    </style:style>
    <style:style style:name="P43" style:family="paragraph" style:parent-style-name="Standard">
      <style:text-properties officeooo:rsid="00752ab1" officeooo:paragraph-rsid="00b6c369"/>
    </style:style>
    <style:style style:name="P44" style:family="paragraph" style:parent-style-name="Standard">
      <style:text-properties officeooo:rsid="00781a41" officeooo:paragraph-rsid="00781a41"/>
    </style:style>
    <style:style style:name="P45" style:family="paragraph" style:parent-style-name="Standard">
      <style:text-properties officeooo:rsid="00781a41" officeooo:paragraph-rsid="00b42bc1"/>
    </style:style>
    <style:style style:name="P46" style:family="paragraph" style:parent-style-name="Standard">
      <style:text-properties officeooo:rsid="00781a41" officeooo:paragraph-rsid="00b6c369"/>
    </style:style>
    <style:style style:name="P47" style:family="paragraph" style:parent-style-name="Standard">
      <style:text-properties officeooo:rsid="0078dac1" officeooo:paragraph-rsid="0078dac1"/>
    </style:style>
    <style:style style:name="P48" style:family="paragraph" style:parent-style-name="Standard">
      <style:text-properties officeooo:rsid="007ee316" officeooo:paragraph-rsid="007ee316"/>
    </style:style>
    <style:style style:name="P49" style:family="paragraph" style:parent-style-name="Standard">
      <style:text-properties officeooo:rsid="007ee316" officeooo:paragraph-rsid="0080cf47"/>
    </style:style>
    <style:style style:name="P50" style:family="paragraph" style:parent-style-name="Standard">
      <style:text-properties officeooo:rsid="0085e4fa" officeooo:paragraph-rsid="0085e4fa"/>
    </style:style>
    <style:style style:name="P51" style:family="paragraph" style:parent-style-name="Standard">
      <style:text-properties officeooo:rsid="0085e4fa" officeooo:paragraph-rsid="008c5779"/>
    </style:style>
    <style:style style:name="P52" style:family="paragraph" style:parent-style-name="Standard">
      <style:text-properties officeooo:rsid="0086040c" officeooo:paragraph-rsid="0086040c"/>
    </style:style>
    <style:style style:name="P53" style:family="paragraph" style:parent-style-name="Standard">
      <style:text-properties officeooo:rsid="0086040c" officeooo:paragraph-rsid="008c5779"/>
    </style:style>
    <style:style style:name="P54" style:family="paragraph" style:parent-style-name="Standard">
      <style:paragraph-properties fo:text-align="justify" style:justify-single-word="false"/>
      <style:text-properties officeooo:rsid="0086040c" officeooo:paragraph-rsid="00c2d3fc"/>
    </style:style>
    <style:style style:name="P55" style:family="paragraph" style:parent-style-name="Standard">
      <style:text-properties officeooo:rsid="00861fcd" officeooo:paragraph-rsid="00893647"/>
    </style:style>
    <style:style style:name="P56" style:family="paragraph" style:parent-style-name="Standard">
      <style:text-properties officeooo:rsid="008a50f2" officeooo:paragraph-rsid="008a50f2"/>
    </style:style>
    <style:style style:name="P57" style:family="paragraph" style:parent-style-name="Standard">
      <style:text-properties officeooo:rsid="008a50f2" officeooo:paragraph-rsid="008c5779"/>
    </style:style>
    <style:style style:name="P58" style:family="paragraph" style:parent-style-name="Standard">
      <style:text-properties officeooo:rsid="008a50f2" officeooo:paragraph-rsid="009da46c"/>
    </style:style>
    <style:style style:name="P59" style:family="paragraph" style:parent-style-name="Standard">
      <style:text-properties officeooo:rsid="008a50f2" officeooo:paragraph-rsid="00a8f674"/>
    </style:style>
    <style:style style:name="P60" style:family="paragraph" style:parent-style-name="Standard">
      <style:text-properties officeooo:rsid="008a50f2" officeooo:paragraph-rsid="00b10a91"/>
    </style:style>
    <style:style style:name="P61" style:family="paragraph" style:parent-style-name="Standard">
      <style:text-properties officeooo:rsid="008ad7cf" officeooo:paragraph-rsid="008ad7cf"/>
    </style:style>
    <style:style style:name="P62" style:family="paragraph" style:parent-style-name="Standard">
      <style:text-properties officeooo:rsid="008ad7cf" officeooo:paragraph-rsid="008c5779"/>
    </style:style>
    <style:style style:name="P63" style:family="paragraph" style:parent-style-name="Standard">
      <style:text-properties officeooo:rsid="00916fcc" officeooo:paragraph-rsid="00916fcc"/>
    </style:style>
    <style:style style:name="P64" style:family="paragraph" style:parent-style-name="Standard">
      <style:paragraph-properties fo:text-align="justify" style:justify-single-word="false"/>
      <style:text-properties officeooo:rsid="009df8a9" officeooo:paragraph-rsid="009df8a9"/>
    </style:style>
    <style:style style:name="P65" style:family="paragraph" style:parent-style-name="Standard">
      <style:paragraph-properties fo:text-align="justify" style:justify-single-word="false"/>
      <style:text-properties officeooo:rsid="009df8a9" officeooo:paragraph-rsid="00b10a91"/>
    </style:style>
    <style:style style:name="P66" style:family="paragraph" style:parent-style-name="Standard">
      <style:text-properties officeooo:rsid="00a7959a" officeooo:paragraph-rsid="00a7959a"/>
    </style:style>
    <style:style style:name="P67" style:family="paragraph" style:parent-style-name="Standard">
      <style:text-properties officeooo:rsid="00a7959a" officeooo:paragraph-rsid="00a8f674"/>
    </style:style>
    <style:style style:name="P68" style:family="paragraph" style:parent-style-name="Standard">
      <style:text-properties officeooo:rsid="00a7959a" officeooo:paragraph-rsid="00b10a91"/>
    </style:style>
    <style:style style:name="P69" style:family="paragraph" style:parent-style-name="Standard">
      <style:text-properties officeooo:rsid="00a7959a" officeooo:paragraph-rsid="00b6c369"/>
    </style:style>
    <style:style style:name="P70" style:family="paragraph" style:parent-style-name="Standard">
      <style:text-properties officeooo:rsid="00a7c254" officeooo:paragraph-rsid="00a7c254"/>
    </style:style>
    <style:style style:name="P71" style:family="paragraph" style:parent-style-name="Standard">
      <style:text-properties officeooo:rsid="00a7c254" officeooo:paragraph-rsid="00a8f674"/>
    </style:style>
    <style:style style:name="P72" style:family="paragraph" style:parent-style-name="Standard">
      <style:text-properties officeooo:rsid="00a7c254" officeooo:paragraph-rsid="00b10a91"/>
    </style:style>
    <style:style style:name="P73" style:family="paragraph" style:parent-style-name="Standard">
      <style:text-properties officeooo:rsid="00a7c254" officeooo:paragraph-rsid="00b6c369"/>
    </style:style>
    <style:style style:name="P74" style:family="paragraph" style:parent-style-name="Standard">
      <style:text-properties officeooo:rsid="00a8f674" officeooo:paragraph-rsid="00aad481"/>
    </style:style>
    <style:style style:name="P75" style:family="paragraph" style:parent-style-name="Standard">
      <style:text-properties officeooo:paragraph-rsid="00b10a91"/>
    </style:style>
    <style:style style:name="P76" style:family="paragraph" style:parent-style-name="Standard">
      <style:paragraph-properties fo:text-align="justify" style:justify-single-word="false"/>
      <style:text-properties officeooo:rsid="00befdeb" officeooo:paragraph-rsid="00befdeb"/>
    </style:style>
    <style:style style:name="P77" style:family="paragraph" style:parent-style-name="Standard">
      <style:paragraph-properties fo:text-align="justify" style:justify-single-word="false"/>
      <style:text-properties officeooo:rsid="00befdeb" officeooo:paragraph-rsid="00c2d3fc"/>
    </style:style>
    <style:style style:name="P78" style:family="paragraph" style:parent-style-name="Standard">
      <style:paragraph-properties fo:text-align="justify" style:justify-single-word="false"/>
      <style:text-properties officeooo:rsid="00c06db8" officeooo:paragraph-rsid="00c06db8"/>
    </style:style>
    <style:style style:name="P79" style:family="paragraph" style:parent-style-name="Standard">
      <style:paragraph-properties fo:text-align="justify" style:justify-single-word="false"/>
      <style:text-properties officeooo:rsid="00c06db8" officeooo:paragraph-rsid="00c2d3fc"/>
    </style:style>
    <style:style style:name="P80" style:family="paragraph" style:parent-style-name="Standard">
      <style:paragraph-properties fo:text-align="justify" style:justify-single-word="false"/>
      <style:text-properties officeooo:rsid="00c0acb5" officeooo:paragraph-rsid="00c0acb5"/>
    </style:style>
    <style:style style:name="P81" style:family="paragraph" style:parent-style-name="Standard">
      <style:paragraph-properties fo:text-align="justify" style:justify-single-word="false">
        <style:tab-stops>
          <style:tab-stop style:position="1.588cm"/>
        </style:tab-stops>
      </style:paragraph-properties>
      <style:text-properties officeooo:rsid="00c0acb5" officeooo:paragraph-rsid="00c0acb5"/>
    </style:style>
    <style:style style:name="P82" style:family="paragraph" style:parent-style-name="Standard">
      <style:paragraph-properties fo:text-align="justify" style:justify-single-word="false">
        <style:tab-stops>
          <style:tab-stop style:position="1.588cm"/>
        </style:tab-stops>
      </style:paragraph-properties>
      <style:text-properties officeooo:rsid="00c0acb5" officeooo:paragraph-rsid="00c12038"/>
    </style:style>
    <style:style style:name="P83" style:family="paragraph" style:parent-style-name="Standard">
      <style:paragraph-properties fo:text-align="justify" style:justify-single-word="false">
        <style:tab-stops>
          <style:tab-stop style:position="1.588cm"/>
        </style:tab-stops>
      </style:paragraph-properties>
      <style:text-properties officeooo:rsid="00c0acb5" officeooo:paragraph-rsid="00c2d3fc"/>
    </style:style>
    <style:style style:name="P84" style:family="paragraph" style:parent-style-name="Standard">
      <style:paragraph-properties fo:text-align="justify" style:justify-single-word="false">
        <style:tab-stops>
          <style:tab-stop style:position="1.588cm"/>
        </style:tab-stops>
      </style:paragraph-properties>
      <style:text-properties officeooo:rsid="00c0acb5" officeooo:paragraph-rsid="00c59f19"/>
    </style:style>
    <style:style style:name="P85" style:family="paragraph" style:parent-style-name="Standard">
      <style:paragraph-properties fo:text-align="justify" style:justify-single-word="false"/>
      <style:text-properties officeooo:rsid="00c0acb5" officeooo:paragraph-rsid="00c2d3fc"/>
    </style:style>
    <style:style style:name="P86" style:family="paragraph" style:parent-style-name="Standard">
      <style:paragraph-properties fo:text-align="justify" style:justify-single-word="false"/>
      <style:text-properties officeooo:rsid="00c0acb5" officeooo:paragraph-rsid="00c59f19"/>
    </style:style>
    <style:style style:name="P87" style:family="paragraph" style:parent-style-name="Standard">
      <style:paragraph-properties fo:text-align="justify" style:justify-single-word="false"/>
      <style:text-properties officeooo:rsid="00c6252d" officeooo:paragraph-rsid="00c6252d"/>
    </style:style>
    <style:style style:name="P88" style:family="paragraph" style:parent-style-name="Standard">
      <style:paragraph-properties fo:text-align="justify" style:justify-single-word="false"/>
      <style:text-properties officeooo:rsid="00c867b3" officeooo:paragraph-rsid="00c867b3"/>
    </style:style>
    <style:style style:name="P89" style:family="paragraph" style:parent-style-name="Heading_20_2">
      <style:text-properties officeooo:rsid="00505972" officeooo:paragraph-rsid="00505972"/>
    </style:style>
    <style:style style:name="P90" style:family="paragraph" style:parent-style-name="Heading_20_2">
      <style:text-properties officeooo:rsid="00505972" officeooo:paragraph-rsid="0058da08"/>
    </style:style>
    <style:style style:name="P91" style:family="paragraph" style:parent-style-name="Negritos">
      <style:text-properties style:font-name="DejaVu Sans Mono1" fo:font-size="10pt" fo:font-weight="bold" officeooo:rsid="00505972" style:font-size-asian="10pt" style:font-weight-asian="bold" style:font-size-complex="10pt" style:font-weight-complex="bold"/>
    </style:style>
    <style:style style:name="P92" style:family="paragraph" style:parent-style-name="Negritos">
      <style:text-properties officeooo:rsid="0086040c" officeooo:paragraph-rsid="008a50f2"/>
    </style:style>
    <style:style style:name="P93" style:family="paragraph" style:parent-style-name="Negritos">
      <style:text-properties officeooo:rsid="0086040c" officeooo:paragraph-rsid="008ad7cf"/>
    </style:style>
    <style:style style:name="P94" style:family="paragraph" style:parent-style-name="Negritos">
      <style:text-properties officeooo:rsid="0086040c" officeooo:paragraph-rsid="008c5779"/>
    </style:style>
    <style:style style:name="P95" style:family="paragraph" style:parent-style-name="Negritos">
      <style:text-properties officeooo:rsid="0086040c" officeooo:paragraph-rsid="008cb2f4"/>
    </style:style>
    <style:style style:name="P96" style:family="paragraph" style:parent-style-name="Negritos">
      <style:text-properties officeooo:rsid="0086040c" officeooo:paragraph-rsid="009203fb"/>
    </style:style>
    <style:style style:name="P97" style:family="paragraph" style:parent-style-name="Negritos">
      <style:paragraph-properties fo:text-align="justify" style:justify-single-word="false"/>
      <style:text-properties officeooo:rsid="0086040c" officeooo:paragraph-rsid="009874eb"/>
    </style:style>
    <style:style style:name="P98" style:family="paragraph" style:parent-style-name="Negritos">
      <style:paragraph-properties fo:text-align="justify" style:justify-single-word="false"/>
      <style:text-properties officeooo:rsid="0086040c" officeooo:paragraph-rsid="00a8f674"/>
    </style:style>
    <style:style style:name="P99" style:family="paragraph" style:parent-style-name="Negritos">
      <style:paragraph-properties fo:text-align="justify" style:justify-single-word="false"/>
      <style:text-properties officeooo:rsid="0086040c" officeooo:paragraph-rsid="00b10a91"/>
    </style:style>
    <style:style style:name="P100" style:family="paragraph" style:parent-style-name="Negritos">
      <style:paragraph-properties fo:text-align="justify" style:justify-single-word="false"/>
      <style:text-properties officeooo:rsid="0086040c" officeooo:paragraph-rsid="00b6c369"/>
    </style:style>
    <style:style style:name="P101" style:family="paragraph" style:parent-style-name="Negritos">
      <style:paragraph-properties fo:text-align="justify" style:justify-single-word="false"/>
      <style:text-properties officeooo:rsid="0086040c" officeooo:paragraph-rsid="00c06db8"/>
    </style:style>
    <style:style style:name="P102" style:family="paragraph" style:parent-style-name="Negritos">
      <style:paragraph-properties fo:text-align="justify" style:justify-single-word="false"/>
      <style:text-properties officeooo:rsid="0086040c" officeooo:paragraph-rsid="00c2d3fc"/>
    </style:style>
    <style:style style:name="P103" style:family="paragraph" style:parent-style-name="Negritos">
      <style:paragraph-properties fo:text-align="justify" style:justify-single-word="false"/>
      <style:text-properties officeooo:rsid="0086040c" officeooo:paragraph-rsid="00c59f19"/>
    </style:style>
    <style:style style:name="P104" style:family="paragraph" style:parent-style-name="Negritos">
      <style:text-properties officeooo:rsid="0086040c" officeooo:paragraph-rsid="009874eb"/>
    </style:style>
    <style:style style:name="P105" style:family="paragraph" style:parent-style-name="Negritos">
      <style:text-properties officeooo:rsid="0086040c" officeooo:paragraph-rsid="009da46c"/>
    </style:style>
    <style:style style:name="P106" style:family="paragraph" style:parent-style-name="Negritos">
      <style:text-properties officeooo:rsid="0086040c" officeooo:paragraph-rsid="00a8f674"/>
    </style:style>
    <style:style style:name="P107" style:family="paragraph" style:parent-style-name="Negritos">
      <style:text-properties officeooo:rsid="0086040c" officeooo:paragraph-rsid="00b10a91"/>
    </style:style>
    <style:style style:name="P108" style:family="paragraph" style:parent-style-name="Negritos">
      <style:text-properties officeooo:rsid="0086040c" officeooo:paragraph-rsid="00b6c369"/>
    </style:style>
    <style:style style:name="P109" style:family="paragraph" style:parent-style-name="Heading_20_2">
      <style:paragraph-properties fo:break-before="page"/>
    </style:style>
    <style:style style:name="P110" style:family="paragraph" style:parent-style-name="Heading_20_2">
      <style:paragraph-properties fo:break-before="page"/>
      <style:text-properties officeooo:rsid="00505972" officeooo:paragraph-rsid="0077f004"/>
    </style:style>
    <style:style style:name="P111" style:family="paragraph" style:parent-style-name="Heading_20_2">
      <style:paragraph-properties fo:break-before="page"/>
      <style:text-properties officeooo:rsid="00505972" officeooo:paragraph-rsid="00b10a91"/>
    </style:style>
    <style:style style:name="P112" style:family="paragraph" style:parent-style-name="Heading_20_2">
      <style:paragraph-properties fo:break-before="page"/>
      <style:text-properties officeooo:rsid="00befdeb" officeooo:paragraph-rsid="00befdeb"/>
    </style:style>
    <style:style style:name="P113" style:family="paragraph" style:parent-style-name="Heading_20_3">
      <style:paragraph-properties fo:break-before="page"/>
      <style:text-properties officeooo:paragraph-rsid="00a8f674"/>
    </style:style>
    <style:style style:name="P114" style:family="paragraph" style:parent-style-name="Text_20_body">
      <style:text-properties officeooo:paragraph-rsid="00a8f674"/>
    </style:style>
    <style:style style:name="P115" style:family="paragraph" style:parent-style-name="Text_20_body">
      <style:text-properties officeooo:paragraph-rsid="00b10a91"/>
    </style:style>
    <style:style style:name="P116" style:family="paragraph" style:parent-style-name="Text_20_body">
      <style:text-properties officeooo:paragraph-rsid="00b42bc1"/>
    </style:style>
    <style:style style:name="P117" style:family="paragraph" style:parent-style-name="Text_20_body">
      <style:text-properties officeooo:paragraph-rsid="00b6c369"/>
    </style:style>
    <style:style style:name="P118" style:family="paragraph" style:parent-style-name="Heading_20_3">
      <style:text-properties officeooo:rsid="0085e4fa" officeooo:paragraph-rsid="008c5779"/>
    </style:style>
    <style:style style:name="P119" style:family="paragraph" style:parent-style-name="Heading_20_3">
      <style:text-properties officeooo:paragraph-rsid="009874eb"/>
    </style:style>
    <style:style style:name="P120" style:family="paragraph" style:parent-style-name="Heading_20_3">
      <style:text-properties officeooo:paragraph-rsid="00b10a91"/>
    </style:style>
    <style:style style:name="P121" style:family="paragraph" style:parent-style-name="Heading_20_3">
      <style:text-properties officeooo:paragraph-rsid="00b6c369"/>
    </style:style>
    <style:style style:name="P122" style:family="paragraph" style:parent-style-name="Preformatted_20_Text">
      <style:text-properties officeooo:paragraph-rsid="00781a41"/>
    </style:style>
    <style:style style:name="P123" style:family="paragraph" style:parent-style-name="Preformatted_20_Text">
      <style:text-properties officeooo:paragraph-rsid="005ad3bb"/>
    </style:style>
    <style:style style:name="P124" style:family="paragraph" style:parent-style-name="Preformatted_20_Text">
      <style:text-properties officeooo:paragraph-rsid="009874eb"/>
    </style:style>
    <style:style style:name="P125" style:family="paragraph" style:parent-style-name="Preformatted_20_Text">
      <style:text-properties officeooo:paragraph-rsid="00b27a6d"/>
    </style:style>
    <style:style style:name="P126" style:family="paragraph" style:parent-style-name="Standard">
      <style:text-properties style:use-window-font-color="true" style:font-name="DejaVu Sans Mono1" fo:font-size="10pt" fo:language="es" fo:country="ES" fo:font-weight="bold" officeooo:rsid="00505972" officeooo:paragraph-rsid="00505972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127" style:family="paragraph" style:parent-style-name="Standard">
      <style:text-properties style:use-window-font-color="true" style:font-name="DejaVu Sans Mono1" fo:font-size="10pt" fo:language="es" fo:country="ES" fo:font-weight="bold" officeooo:rsid="0074b7bb" officeooo:paragraph-rsid="007c62fb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128" style:family="paragraph" style:parent-style-name="Standard">
      <style:text-properties style:use-window-font-color="true" style:font-name="DejaVu Sans Mono1" fo:font-size="10pt" fo:language="es" fo:country="ES" fo:font-weight="bold" officeooo:rsid="0074b7bb" officeooo:paragraph-rsid="0077f004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129" style:family="paragraph" style:parent-style-name="Standard">
      <style:text-properties style:use-window-font-color="true" style:font-name="DejaVu Sans Mono1" fo:font-size="10pt" fo:language="es" fo:country="ES" fo:font-weight="bold" officeooo:rsid="0074b7bb" officeooo:paragraph-rsid="00b42bc1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130" style:family="paragraph" style:parent-style-name="Standard">
      <style:text-properties style:use-window-font-color="true" style:font-name="DejaVu Sans Mono1" fo:font-size="10pt" fo:language="es" fo:country="ES" fo:font-weight="bold" officeooo:rsid="0074b7bb" officeooo:paragraph-rsid="00b6c369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131" style:family="paragraph" style:parent-style-name="Standard">
      <style:text-properties officeooo:rsid="0077f004" officeooo:paragraph-rsid="0077f004"/>
    </style:style>
    <style:style style:name="P132" style:family="paragraph" style:parent-style-name="Standard" style:list-style-name="L1">
      <style:text-properties officeooo:rsid="0078dac1" officeooo:paragraph-rsid="0078dac1"/>
    </style:style>
    <style:style style:name="P133" style:family="paragraph" style:parent-style-name="Standard" style:list-style-name="L2">
      <style:text-properties officeooo:rsid="0074b7bb" officeooo:paragraph-rsid="00893647"/>
    </style:style>
    <style:style style:name="P134" style:family="paragraph" style:parent-style-name="Standard" style:list-style-name="L2">
      <style:text-properties officeooo:rsid="0086040c" officeooo:paragraph-rsid="00893647"/>
    </style:style>
    <style:style style:name="P135" style:family="paragraph" style:parent-style-name="Standard" style:list-style-name="L2">
      <style:text-properties officeooo:rsid="00861fcd" officeooo:paragraph-rsid="00893647"/>
    </style:style>
    <style:style style:name="P136" style:family="paragraph" style:parent-style-name="Standard">
      <style:text-properties officeooo:rsid="00950b38" officeooo:paragraph-rsid="008c5779"/>
    </style:style>
    <style:style style:name="P137" style:family="paragraph" style:parent-style-name="Standard">
      <style:text-properties officeooo:rsid="00a1227c" officeooo:paragraph-rsid="009874eb"/>
    </style:style>
    <style:style style:name="P138" style:family="paragraph" style:parent-style-name="Standard">
      <style:text-properties officeooo:rsid="00a1227c" officeooo:paragraph-rsid="00a8f674"/>
    </style:style>
    <style:style style:name="P139" style:family="paragraph" style:parent-style-name="Standard">
      <style:paragraph-properties fo:text-align="justify" style:justify-single-word="false"/>
      <style:text-properties style:font-name="Linux Libertine O" officeooo:rsid="00505972" officeooo:paragraph-rsid="0058da08"/>
    </style:style>
    <style:style style:name="P140" style:family="paragraph" style:parent-style-name="Standard">
      <style:paragraph-properties fo:text-align="justify" style:justify-single-word="false"/>
      <style:text-properties style:font-name="Linux Libertine O" officeooo:rsid="00505972" officeooo:paragraph-rsid="00a8f674"/>
    </style:style>
    <style:style style:name="P141" style:family="paragraph" style:parent-style-name="Standard">
      <style:paragraph-properties fo:text-align="justify" style:justify-single-word="false"/>
      <style:text-properties style:font-name="Linux Libertine O" officeooo:rsid="00505972" officeooo:paragraph-rsid="00b10a91"/>
    </style:style>
    <style:style style:name="P142" style:family="paragraph" style:parent-style-name="Standard">
      <style:paragraph-properties fo:text-align="justify" style:justify-single-word="false"/>
      <style:text-properties style:font-name="Linux Libertine O" officeooo:rsid="00505972" officeooo:paragraph-rsid="00b6c369"/>
    </style:style>
    <style:style style:name="P143" style:family="paragraph" style:parent-style-name="Standard">
      <style:paragraph-properties fo:text-align="justify" style:justify-single-word="false"/>
      <style:text-properties style:font-name="Linux Libertine O" officeooo:rsid="00505972" officeooo:paragraph-rsid="00bd6123"/>
    </style:style>
    <style:style style:name="P144" style:family="paragraph" style:parent-style-name="Standard">
      <style:paragraph-properties fo:text-align="justify" style:justify-single-word="false"/>
      <style:text-properties style:font-name="Linux Libertine O" officeooo:rsid="00befdeb" officeooo:paragraph-rsid="00befdeb"/>
    </style:style>
    <style:style style:name="P145" style:family="paragraph" style:parent-style-name="Standard">
      <style:text-properties officeooo:rsid="00505972" officeooo:paragraph-rsid="0058da08"/>
    </style:style>
    <style:style style:name="P146" style:family="paragraph" style:parent-style-name="Standard">
      <style:text-properties officeooo:rsid="00505972" officeooo:paragraph-rsid="00a8f674"/>
    </style:style>
    <style:style style:name="P147" style:family="paragraph" style:parent-style-name="Standard">
      <style:text-properties officeooo:rsid="00b10a91" officeooo:paragraph-rsid="00b10a91"/>
    </style:style>
    <style:style style:name="P148" style:family="paragraph" style:parent-style-name="Standard">
      <style:text-properties officeooo:rsid="00b10a91" officeooo:paragraph-rsid="00b6c369"/>
    </style:style>
    <style:style style:name="P149" style:family="paragraph" style:parent-style-name="Heading_20_1" style:master-page-name="Standard">
      <style:paragraph-properties style:page-number="auto"/>
    </style:style>
    <style:style style:name="T1" style:family="text">
      <style:text-properties officeooo:rsid="00167c96"/>
    </style:style>
    <style:style style:name="T2" style:family="text">
      <style:text-properties officeooo:rsid="0074b7bb"/>
    </style:style>
    <style:style style:name="T3" style:family="text">
      <style:text-properties style:font-name="Liberation Sans1" fo:font-size="9pt" style:font-size-asian="9pt" style:font-name-complex="Arial1" style:font-size-complex="9pt"/>
    </style:style>
    <style:style style:name="T4" style:family="text">
      <style:text-properties style:font-name="Liberation Sans1" fo:font-size="9pt" officeooo:rsid="00525c40" style:font-size-asian="9pt" style:font-name-complex="Arial1" style:font-size-complex="9pt"/>
    </style:style>
    <style:style style:name="T5" style:family="text">
      <style:text-properties style:font-name="Liberation Sans1" fo:font-size="9pt" style:font-size-asian="9pt" style:font-size-complex="9pt"/>
    </style:style>
    <style:style style:name="T6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T7" style:family="text">
      <style:text-properties fo:color="#0000ff" style:font-name="Liberation Sans1" fo:font-size="9pt" fo:font-weight="bold" officeooo:rsid="0072b99a" style:font-size-asian="9pt" style:font-weight-asian="bold" style:font-name-complex="Arial1" style:font-size-complex="9pt" style:font-weight-complex="bold"/>
    </style:style>
    <style:style style:name="T8" style:family="text">
      <style:text-properties officeooo:rsid="00505972"/>
    </style:style>
    <style:style style:name="T9" style:family="text">
      <style:text-properties style:font-name="Linux Libertine O"/>
    </style:style>
    <style:style style:name="T10" style:family="text">
      <style:text-properties style:font-name="Linux Libertine O" officeooo:rsid="001744a1"/>
    </style:style>
    <style:style style:name="T11" style:family="text">
      <style:text-properties style:font-name="Linux Libertine O" officeooo:rsid="00505972"/>
    </style:style>
    <style:style style:name="T12" style:family="text">
      <style:text-properties style:font-name="Linux Libertine O" officeooo:rsid="0052f21d"/>
    </style:style>
    <style:style style:name="T13" style:family="text">
      <style:text-properties style:font-name="Linux Libertine O" officeooo:rsid="00b10a91"/>
    </style:style>
    <style:style style:name="T14" style:family="text">
      <style:text-properties style:use-window-font-color="true" style:font-name="DejaVu Sans Mono1" fo:font-size="10pt" fo:language="es" fo:country="ES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5" style:family="text">
      <style:text-properties style:use-window-font-color="true" style:font-name="DejaVu Sans Mono1" fo:font-size="10pt" fo:language="es" fo:country="ES" fo:font-weight="bold" officeooo:rsid="009da46c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6" style:family="text">
      <style:text-properties style:use-window-font-color="true" style:font-name="DejaVu Sans Mono1" fo:font-size="10pt" fo:language="es" fo:country="ES" fo:font-weight="bold" officeooo:rsid="00b7d01b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7" style:family="text">
      <style:text-properties style:use-window-font-color="true" style:font-name="DejaVu Sans Mono1" fo:font-size="10pt" fo:language="es" fo:country="ES" fo:font-weight="bold" officeooo:rsid="009bc743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8" style:family="text">
      <style:text-properties style:use-window-font-color="true" style:font-name="DejaVu Sans Mono1" fo:font-size="10pt" fo:language="es" fo:country="ES" fo:font-weight="bold" officeooo:rsid="00befdeb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9" style:family="text">
      <style:text-properties officeooo:rsid="00505972" style:font-size-asian="10pt" style:font-weight-asian="bold" style:font-size-complex="10pt" style:font-weight-complex="bold"/>
    </style:style>
    <style:style style:name="T20" style:family="text">
      <style:text-properties officeooo:rsid="0074b7bb" style:font-size-asian="10pt" style:font-weight-asian="bold" style:font-size-complex="10pt" style:font-weight-complex="bold"/>
    </style:style>
    <style:style style:name="T21" style:family="text">
      <style:text-properties officeooo:rsid="0052f21d"/>
    </style:style>
    <style:style style:name="T22" style:family="text">
      <style:text-properties fo:font-size="9pt" style:font-size-asian="9pt" style:font-size-complex="9pt"/>
    </style:style>
    <style:style style:name="T23" style:family="text">
      <style:text-properties fo:font-size="9pt" officeooo:rsid="009203fb" style:font-size-asian="9pt" style:font-size-complex="9pt"/>
    </style:style>
    <style:style style:name="T24" style:family="text">
      <style:text-properties fo:font-size="9pt" officeooo:rsid="00505972" style:font-size-asian="9pt" style:font-size-complex="9pt"/>
    </style:style>
    <style:style style:name="T25" style:family="text">
      <style:text-properties fo:font-size="9pt" officeooo:rsid="009874eb" style:font-size-asian="9pt" style:font-size-complex="9pt"/>
    </style:style>
    <style:style style:name="T26" style:family="text">
      <style:text-properties officeooo:rsid="00769172"/>
    </style:style>
    <style:style style:name="T27" style:family="text">
      <style:text-properties style:font-name="DejaVu Sans Mono1" fo:font-size="9pt" fo:font-weight="bold" style:font-size-asian="9pt" style:font-weight-asian="bold" style:font-size-complex="9pt" style:font-weight-complex="bold"/>
    </style:style>
    <style:style style:name="T28" style:family="text">
      <style:text-properties style:font-name="DejaVu Sans Mono1" fo:font-size="9pt" fo:font-weight="bold" officeooo:rsid="00769172" style:font-size-asian="9pt" style:font-weight-asian="bold" style:font-size-complex="9pt" style:font-weight-complex="bold"/>
    </style:style>
    <style:style style:name="T29" style:family="text">
      <style:text-properties officeooo:rsid="0077f004"/>
    </style:style>
    <style:style style:name="T30" style:family="text">
      <style:text-properties officeooo:rsid="00781a41"/>
    </style:style>
    <style:style style:name="T31" style:family="text">
      <style:text-properties officeooo:rsid="007a53fe"/>
    </style:style>
    <style:style style:name="T32" style:family="text">
      <style:text-properties officeooo:rsid="0080cf47"/>
    </style:style>
    <style:style style:name="T33" style:family="text">
      <style:text-properties officeooo:rsid="0084224a"/>
    </style:style>
    <style:style style:name="T34" style:family="text">
      <style:text-properties officeooo:rsid="00893647"/>
    </style:style>
    <style:style style:name="T35" style:family="text">
      <style:text-properties officeooo:rsid="008a50f2"/>
    </style:style>
    <style:style style:name="T36" style:family="text">
      <style:text-properties fo:font-size="10pt" style:font-size-asian="10pt" style:font-size-complex="10pt"/>
    </style:style>
    <style:style style:name="T37" style:family="text">
      <style:text-properties fo:font-size="10pt" officeooo:rsid="008a50f2" style:font-size-asian="10pt" style:font-size-complex="10pt"/>
    </style:style>
    <style:style style:name="T38" style:family="text">
      <style:text-properties fo:font-size="10pt" officeooo:rsid="008ad7cf" style:font-size-asian="10pt" style:font-size-complex="10pt"/>
    </style:style>
    <style:style style:name="T39" style:family="text">
      <style:text-properties fo:font-size="10pt" officeooo:rsid="008cb2f4" style:font-size-asian="10pt" style:font-size-complex="10pt"/>
    </style:style>
    <style:style style:name="T40" style:family="text">
      <style:text-properties officeooo:rsid="008ad7cf"/>
    </style:style>
    <style:style style:name="T41" style:family="text">
      <style:text-properties officeooo:rsid="008c5779"/>
    </style:style>
    <style:style style:name="T42" style:family="text">
      <style:text-properties officeooo:rsid="008cb2f4"/>
    </style:style>
    <style:style style:name="T43" style:family="text">
      <style:text-properties officeooo:rsid="008e167e"/>
    </style:style>
    <style:style style:name="T44" style:family="text">
      <style:text-properties officeooo:rsid="009203fb"/>
    </style:style>
    <style:style style:name="T45" style:family="text">
      <style:text-properties officeooo:rsid="0093b5b0"/>
    </style:style>
    <style:style style:name="T46" style:family="text">
      <style:text-properties officeooo:rsid="009a25f6"/>
    </style:style>
    <style:style style:name="T47" style:family="text">
      <style:text-properties officeooo:rsid="009bc743"/>
    </style:style>
    <style:style style:name="T48" style:family="text">
      <style:text-properties officeooo:rsid="009da46c"/>
    </style:style>
    <style:style style:name="T49" style:family="text">
      <style:text-properties officeooo:rsid="00a2b842"/>
    </style:style>
    <style:style style:name="T50" style:family="text">
      <style:text-properties officeooo:rsid="00a8f674"/>
    </style:style>
    <style:style style:name="T51" style:family="text">
      <style:text-properties officeooo:rsid="00ab0e51"/>
    </style:style>
    <style:style style:name="T52" style:family="text">
      <style:text-properties officeooo:rsid="00ad0aa2"/>
    </style:style>
    <style:style style:name="T53" style:family="text">
      <style:text-properties officeooo:rsid="00b10a91"/>
    </style:style>
    <style:style style:name="T54" style:family="text">
      <style:text-properties officeooo:rsid="00b27a6d"/>
    </style:style>
    <style:style style:name="T55" style:family="text">
      <style:text-properties officeooo:rsid="00b2d360"/>
    </style:style>
    <style:style style:name="T56" style:family="text">
      <style:text-properties officeooo:rsid="00b42bc1"/>
    </style:style>
    <style:style style:name="T57" style:family="text">
      <style:text-properties officeooo:rsid="00b6c369"/>
    </style:style>
    <style:style style:name="T58" style:family="text">
      <style:text-properties officeooo:rsid="00b7d01b"/>
    </style:style>
    <style:style style:name="T59" style:family="text">
      <style:text-properties officeooo:rsid="00c0acb5"/>
    </style:style>
    <style:style style:name="T60" style:family="text">
      <style:text-properties officeooo:rsid="00c2d3fc"/>
    </style:style>
    <style:style style:name="fr1" style:family="graphic" style:parent-style-name="Frame">
      <style:graphic-properties style:run-through="foreground" style:wrap="none" style:vertical-pos="top" style:vertical-rel="paragraph-content" style:horizontal-pos="center" style:horizontal-rel="paragraph" fo:padding="0.152cm" fo:border="0.06pt solid #000000" style:shadow="none" draw:shadow-opacity="100%"/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padding="0.152cm" fo:border="0.06pt solid #000000" style:shadow="none" draw:shadow-opacity="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9" text:outline-level="1">Creando Imágenes Docker</text:h>
      <text:p text:style-name="Heading_20_2">Preparar el entorno de trabajo</text:p>
      <text:p text:style-name="P19">In<text:span text:style-name="T21">s</text:span>talar <text:span text:style-name="T2">Docker y Docker</text:span> <text:span text:style-name="T8">Compose según las bitácoras en sitio de la cátedra.</text:span></text:p>
      <text:p text:style-name="P89">Crear un container</text:p>
      <text:p text:style-name="P4"><text:span text:style-name="T11">Creamos un directorio y dentro de él un archivo para </text:span><text:span text:style-name="T12">definir</text:span><text:span text:style-name="T11"> nuestro container</text:span><text:span text:style-name="T10">:</text:span></text:p>
      <text:p text:style-name="P91">mkdir <text:span text:style-name="T2">test-curl</text:span></text:p>
      <text:p text:style-name="Negritos"><text:span text:style-name="Source_20_Text"><text:span text:style-name="T19">cd </text:span></text:span><text:span text:style-name="Source_20_Text"><text:span text:style-name="T20">test-curl</text:span></text:span></text:p>
      <text:p text:style-name="Negritos"><text:span text:style-name="Source_20_Text">nano </text:span><text:span text:style-name="Source_20_Text"><text:span text:style-name="T2">Dockerfile</text:span></text:span></text:p>
      <text:p text:style-name="Negritos"/>
      <text:p text:style-name="P5">Ingresar el siguiente texto en el archivo:</text:p>
      <text:p text:style-name="P5"><draw:frame draw:style-name="fr1" draw:name="Frame1" text:anchor-type="paragraph" svg:width="10.696cm" draw:z-index="0"><draw:text-box fo:min-height="2.027cm"><text:p text:style-name="Preformatted_20_Text"><text:span text:style-name="Source_20_Text">FROM ubuntu:18.04</text:span></text:p><text:p text:style-name="Preformatted_20_Text"><text:span text:style-name="Source_20_Text"/></text:p><text:p text:style-name="Preformatted_20_Text"><text:span text:style-name="Source_20_Text">RUN apt-get update</text:span></text:p><text:p text:style-name="Preformatted_20_Text"><text:span text:style-name="Source_20_Text">RUN apt-get install -y curl</text:span></text:p><text:p text:style-name="Preformatted_20_Text"><text:span text:style-name="Source_20_Text"/></text:p><text:p text:style-name="Preformatted_20_Text"><text:span text:style-name="Source_20_Text">ENV SITE_URL http://ifconfig.co/</text:span></text:p><text:p text:style-name="Preformatted_20_Text"><text:span text:style-name="Source_20_Text"/></text:p><text:p text:style-name="Preformatted_20_Text"><text:span text:style-name="Source_20_Text">CMD sh -c "curl -Lks $SITE_URL"</text:span></text:p></draw:text-box></draw:frame></text:p>
      <text:p text:style-name="P5">Guardar y cerrar (CTRL-O <text:span text:style-name="T21">y luego </text:span>CTRL-X)</text:p>
      <text:p text:style-name="P48">Explique qué hace cada línea del Dockerfile.</text:p>
      <text:p text:style-name="P5"/>
      <text:p text:style-name="P5">En el mismo directorio donde está el archivo <text:span text:style-name="T2">Dockerfile</text:span> ejecutar</text:p>
      <text:p text:style-name="P126">docker build -t test-curl .</text:p>
      <text:p text:style-name="P49">¿Qué hace el <text:span text:style-name="T32">comando anterior</text:span>?</text:p>
      <text:p text:style-name="P24"/>
      <text:p text:style-name="P20">Ver la imagen creada con:</text:p>
      <text:p text:style-name="P127">docker images -f reference='test-curl'</text:p>
      <text:p text:style-name="P48">¿Qué hace el modificador <text:span text:style-name="T27">-f</text:span>?</text:p>
      <text:p text:style-name="P38"/>
      <text:p text:style-name="P38">Probamos el container con:</text:p>
      <text:p text:style-name="P26">docker run --rm test-curl</text:p>
      <text:p text:style-name="P48">¿Qué hace el modificador <text:span text:style-name="T27">--rm</text:span>?</text:p>
      <text:p text:style-name="P20"/>
      <text:p text:style-name="P38">Ahora probamos pasando otra URL mediante la variable de entorno:</text:p>
      <text:p text:style-name="P26">docker run --rm -e SITE_URL=https://ifconfig.co/country test-curl</text:p>
      <text:p text:style-name="P8"/>
      <text:p text:style-name="P110">Crear un<text:span text:style-name="T29">a versión “alpine” del</text:span> container</text:p>
      <text:p text:style-name="P131">Modificar el archivo Dockerfile para que quede de la siguiente manera:</text:p>
      <text:p text:style-name="P7"><draw:frame draw:style-name="fr1" draw:name="Marco5" text:anchor-type="paragraph" svg:width="10.696cm" draw:z-index="2"><draw:text-box fo:min-height="2.027cm"><text:p text:style-name="P122"><text:span text:style-name="Source_20_Text">FROM alpine:3.11</text:span></text:p><text:p text:style-name="P122"><text:span text:style-name="Source_20_Text"/></text:p><text:p text:style-name="P122"><text:span text:style-name="Source_20_Text">RUN apk add curl</text:span></text:p><text:p text:style-name="P122"><text:span text:style-name="Source_20_Text"/></text:p><text:p text:style-name="P122"><text:span text:style-name="Source_20_Text">ENV SITE_URL http://ifconfig.co/</text:span></text:p><text:p text:style-name="P122"><text:span text:style-name="Source_20_Text"/></text:p><text:p text:style-name="P122"><text:span text:style-name="Source_20_Text">CMD sh -c "curl -Lks $SITE_URL"</text:span></text:p></draw:text-box></draw:frame></text:p>
      <text:p text:style-name="P7">En el mismo directorio donde está el archivo <text:span text:style-name="T2">Dockerfile</text:span> ejecutar</text:p>
      <text:p text:style-name="P27">docker build -t test-curl-<text:span text:style-name="T30">alpine</text:span> .</text:p>
      <text:p text:style-name="P25"/>
      <text:p text:style-name="P21">Ver la imagen creada con:</text:p>
      <text:p text:style-name="P128">docker images -f reference='test-curl*'</text:p>
      <text:p text:style-name="P44">Compare el tamaño con la imagen anterior basada en ubuntu.</text:p>
      <text:p text:style-name="P21"/>
      <text:p text:style-name="P39">Probamos el container con:</text:p>
      <text:p text:style-name="P27">docker run --rm test-curl-<text:span text:style-name="T30">alpine</text:span></text:p>
      <text:p text:style-name="P21"/>
      <text:p text:style-name="P39">Ahora probamos pasando otra URL mediante la variable de entorno:</text:p>
      <text:p text:style-name="P37">docker run --rm -e SITE_URL=https://ifconfig.co/country test-curl-<text:span text:style-name="T30">alpine</text:span></text:p>
      <text:p text:style-name="P38"/>
      <text:p text:style-name="P47">Las imágenes basadas en <text:a xlink:type="simple" xlink:href="https://alpinelinux.org/" text:style-name="Internet_20_link" text:visited-style-name="Visited_20_Internet_20_Link">Alpine</text:a> son sensiblemente más pequeñas, pero hay que tener cuidado al utilizarlas (<text:span text:style-name="T31">especialmente</text:span> para compilar código) porque tienen diferencias que pueden provocar errores o pérdida de performance en algunos casos.</text:p>
      <text:list xml:id="list1491369877" text:style-name="L1">
        <text:list-item>
          <text:p text:style-name="P132"><text:a xlink:type="simple" xlink:href="https://www.youtube.com/watch?v=e2pAkcqYCG8" text:style-name="Internet_20_link" text:visited-style-name="Visited_20_Internet_20_Link">https://www.youtube.com/watch?v=e2pAkcqYCG8</text:a> </text:p>
        </text:list-item>
        <text:list-item>
          <text:p text:style-name="P132"><text:a xlink:type="simple" xlink:href="https://pythonspeed.com/articles/alpine-docker-python/" text:style-name="Internet_20_link" text:visited-style-name="Visited_20_Internet_20_Link">https://pythonspeed.com/articles/alpine-docker-python/</text:a> </text:p>
        </text:list-item>
      </text:list>
      <text:p text:style-name="P26"/>
      <text:p text:style-name="P36"/>
      <text:p text:style-name="P109">Aplicaciones de prueba</text:p>
      <text:p text:style-name="P50">Para las siguientes actividades del práctico <text:span text:style-name="T34">utilizaremos</text:span> dos aplicaciones de ejemplo: un backend REST (usando <text:a xlink:type="simple" xlink:href="https://micronaut.io/" text:style-name="Internet_20_link" text:visited-style-name="Visited_20_Internet_20_Link">Micronaut</text:a>) y un frontend (usando <text:a xlink:type="simple" xlink:href="https://es.reactjs.org/" text:style-name="Internet_20_link" text:visited-style-name="Visited_20_Internet_20_Link">ReactJS</text:a>).</text:p>
      <text:p text:style-name="P50"/>
      <text:p text:style-name="P55"><text:span text:style-name="T34">Para esta etapa vamos a necesitar instalar</text:span> varias <text:span text:style-name="T34">herramientas</text:span>:</text:p>
      <text:list xml:id="list3160047043" text:style-name="L2">
        <text:list-item>
          <text:p text:style-name="P133"><text:a xlink:type="simple" xlink:href="https://curl.haxx.se/" text:style-name="Internet_20_link" text:visited-style-name="Visited_20_Internet_20_Link">cURL</text:a> <text:span text:style-name="T26">(en debian/ubuntu/mint: </text:span><text:span text:style-name="T28">sudo apt install curl</text:span><text:span text:style-name="T26">).</text:span></text:p>
        </text:list-item>
        <text:list-item>
          <text:p text:style-name="P134"><text:a xlink:type="simple" xlink:href="https://git-scm.com/" text:style-name="Internet_20_link" text:visited-style-name="Visited_20_Internet_20_Link">Git</text:a> <text:span text:style-name="T26">(en debian/ubuntu/mint: </text:span><text:span text:style-name="T28">sudo apt install </text:span><text:span text:style-name="T27">git</text:span><text:span text:style-name="T26">).</text:span></text:p>
        </text:list-item>
        <text:list-item>
          <text:p text:style-name="P134"><text:a xlink:type="simple" xlink:href="https://openjdk.java.net/" text:style-name="Internet_20_link" text:visited-style-name="Visited_20_Internet_20_Link">OpenJDK</text:a> 8 <text:span text:style-name="T26">(en debian/ubuntu/mint: </text:span><text:span text:style-name="T28">sudo apt install openjdk-8-jdk</text:span><text:span text:style-name="T26">).</text:span></text:p>
        </text:list-item>
        <text:list-item>
          <text:p text:style-name="P135"><text:a xlink:type="simple" xlink:href="https://nodejs.org/es/" text:style-name="Internet_20_link" text:visited-style-name="Visited_20_Internet_20_Link">NodeJS</text:a> y <text:a xlink:type="simple" xlink:href="https://www.npmjs.com/" text:style-name="Internet_20_link" text:visited-style-name="Visited_20_Internet_20_Link">NPM</text:a> <text:span text:style-name="T26">(en debian/ubuntu/mint: </text:span><text:span text:style-name="T28">sudo apt install </text:span><text:span text:style-name="T27">nodejs npm</text:span><text:span text:style-name="T26">).</text:span></text:p>
        </text:list-item>
      </text:list>
      <text:p text:style-name="Heading_20_3">Descargar, compilar y probar el backend</text:p>
      <text:p text:style-name="P52">Descargar el <text:span text:style-name="T45">código del proyecto backend con:</text:span></text:p>
      <text:p text:style-name="P96"><text:span text:style-name="Source_20_Text"><text:span text:style-name="T23">cd ~</text:span></text:span></text:p>
      <text:p text:style-name="P92"><text:span text:style-name="Source_20_Text"><text:span text:style-name="T22">git clone https://github.com/tics-frcu/docker-sample-backend-micronaut.git</text:span></text:span></text:p>
      <text:p text:style-name="P50"/>
      <text:p text:style-name="P56">Ingresar al directorio y ejecutar la aplicación con:</text:p>
      <text:p text:style-name="P92"><text:span text:style-name="Source_20_Text"><text:span text:style-name="T37">cd </text:span></text:span><text:span text:style-name="Source_20_Text"><text:span text:style-name="T36">docker-sample-backend-micronaut</text:span></text:span></text:p>
      <text:p text:style-name="P92"><text:span text:style-name="Source_20_Text"><text:span text:style-name="T36">./</text:span></text:span><text:span text:style-name="Source_20_Text"><text:span text:style-name="T37">gradlew run</text:span></text:span></text:p>
      <text:p text:style-name="P61">Este comando va a demorar unos minutos la primera vez, ya que en ese caso descargará gradle y todas las dependencias del proyecto.</text:p>
      <text:p text:style-name="P63">Al iniciar el backend quedará esperando solicitudes en: <text:a xlink:type="simple" xlink:href="http://localhost:8080/" text:style-name="Internet_20_link" text:visited-style-name="Visited_20_Internet_20_Link">http://localhost:8080</text:a> </text:p>
      <text:p text:style-name="P56"/>
      <text:p text:style-name="P56">Una vez inicie la aplicación, abrir otra consola y ejecutar en la misma los siguientes comandos:</text:p>
      <text:p text:style-name="P92"><text:span text:style-name="Source_20_Text"><text:span text:style-name="T37">curl http://localhost:8080/hola</text:span></text:span></text:p>
      <text:p text:style-name="P93"><text:span text:style-name="Source_20_Text"><text:span text:style-name="T37">curl http://localhost:8080/hola/</text:span></text:span><text:span text:style-name="Source_20_Text"><text:span text:style-name="T38">Motoko</text:span></text:span></text:p>
      <text:p text:style-name="P50"/>
      <text:p text:style-name="P50">La funcionalidad es muy elemental: <text:span text:style-name="T40">el</text:span> backend acepta llamadas HTTP y responde con un mensaje de texto.</text:p>
      <text:p text:style-name="P118">Descargar, compilar y probar el <text:span text:style-name="T41">frontend</text:span></text:p>
      <text:p text:style-name="P53"><text:span text:style-name="T44">En una nueva consola d</text:span>escargar el <text:span text:style-name="T45">código del proyecto frontend con:</text:span></text:p>
      <text:p text:style-name="P96"><text:span text:style-name="Source_20_Text"><text:span text:style-name="T23">cd ~</text:span></text:span></text:p>
      <text:p text:style-name="P94"><text:span text:style-name="Source_20_Text"><text:span text:style-name="T22">git clone https://github.com/tics-frcu/docker-sample-frontend-react.git</text:span></text:span></text:p>
      <text:p text:style-name="P51"/>
      <text:p text:style-name="P57">Ingresar al directorio y ejecutar la aplicación con:</text:p>
      <text:p text:style-name="P94"><text:span text:style-name="Source_20_Text"><text:span text:style-name="T37">cd docker-sample-frontend-react</text:span></text:span></text:p>
      <text:p text:style-name="P95"><text:span text:style-name="Source_20_Text"><text:span text:style-name="T39">yarn install</text:span></text:span></text:p>
      <text:p text:style-name="P95"><text:span text:style-name="Source_20_Text"><text:span text:style-name="T39">yarn start</text:span></text:span></text:p>
      <text:p text:style-name="P62">E<text:span text:style-name="T42">l</text:span> comando <text:span text:style-name="T42">install </text:span>va a demorar unos minutos la primera vez, ya que en ese caso descargará todas las dependencias del proyecto.</text:p>
      <text:p text:style-name="P51"/>
      <text:p text:style-name="P57">Una vez inicie, <text:span text:style-name="T43">nos abrirá un navegador con la página </text:span><text:a xlink:type="simple" xlink:href="http://localhost:3000/" text:style-name="Internet_20_link" text:visited-style-name="Visited_20_Internet_20_Link"><text:span text:style-name="T43">http://localhost:3000</text:span></text:a><text:span text:style-name="T43"> </text:span></text:p>
      <text:p text:style-name="P136">En esta app escribimos un nombre (o dejamos en blanco el campo) y presionamos el botón “Enviar”. Debajo nos aparecerá la respuesta del backend a la solicitud.</text:p>
      <text:p text:style-name="P51"/>
      <text:p text:style-name="P90"><text:soft-page-break/>Crear <text:span text:style-name="T33">imagenes de containers para aplicaciones</text:span></text:p>
      <text:p text:style-name="P64"><text:span text:style-name="T11">D</text:span><text:span text:style-name="T9">etener con CTRL+C las aplicaciones en caso de que estén corriendo.</text:span></text:p>
      <text:p text:style-name="P119"><text:span text:style-name="T49">Imagen para el proyecto</text:span> backend</text:p>
      <text:p text:style-name="P137">Crear un Dockerfile para el proyecto backend:</text:p>
      <text:p text:style-name="P104"><text:span text:style-name="Source_20_Text"><text:span text:style-name="T23">cd ~/</text:span></text:span><text:span text:style-name="Source_20_Text"><text:span text:style-name="T24">docker-sample-backend-micronaut</text:span></text:span></text:p>
      <text:p text:style-name="P97"><text:span text:style-name="Source_20_Text"><text:span text:style-name="T25">nano Dockerfile</text:span></text:span></text:p>
      <text:p text:style-name="P139"/>
      <text:p text:style-name="P6">Ingresar el siguiente texto en el archivo:</text:p>
      <text:p text:style-name="P6"><draw:frame draw:style-name="fr1" draw:name="Marco1" text:anchor-type="paragraph" svg:width="14.522cm" draw:z-index="1"><draw:text-box fo:min-height="7.214cm"><text:p text:style-name="P123"><text:span text:style-name="Source_20_Text">FROM gradle:5.3-jdk8</text:span></text:p><text:p text:style-name="P123"><text:span text:style-name="Source_20_Text"/></text:p><text:p text:style-name="P123"><text:span text:style-name="Source_20_Text">WORKDIR /home/gradle</text:span></text:p><text:p text:style-name="P123"><text:span text:style-name="Source_20_Text"/></text:p><text:p text:style-name="P123"><text:span text:style-name="Source_20_Text">ADD . /home/gradle</text:span></text:p><text:p text:style-name="P123"><text:span text:style-name="Source_20_Text"/></text:p><text:p text:style-name="P123"><text:span text:style-name="Source_20_Text"># Compilo la aplicación (como un fat jar)</text:span></text:p><text:p text:style-name="P123"><text:span text:style-name="Source_20_Text">RUN gradle assemble --no-build-cache --no-daemon</text:span></text:p><text:p text:style-name="P123"><text:span text:style-name="Source_20_Text"/></text:p><text:p text:style-name="P123"><text:span text:style-name="Source_20_Text"># Copio el fat jar a la raíz del Workdir</text:span></text:p><text:p text:style-name="P123"><text:span text:style-name="Source_20_Text">RUN cp build/libs/*all.jar application.jar</text:span></text:p><text:p text:style-name="P123"><text:span text:style-name="Source_20_Text"/></text:p><text:p text:style-name="P123"><text:span text:style-name="Source_20_Text">EXPOSE 8080</text:span></text:p><text:p text:style-name="P123"><text:span text:style-name="Source_20_Text"/></text:p><text:p text:style-name="P124"><text:span text:style-name="Source_20_Text">CMD ["java", "-jar", "-XX:+UseContainerSupport", </text:span><text:span text:style-name="Source_20_Text"><text:span text:style-name="T46">\</text:span></text:span></text:p><text:p text:style-name="P124"><text:span text:style-name="Source_20_Text"><text:s text:c="5"/>"-Djava.security.egd=file:/dev/./urandom", "application.jar"]</text:span></text:p></draw:text-box></draw:frame></text:p>
      <text:p text:style-name="P6">Guardar y cerrar (CTRL-O <text:span text:style-name="T21">y luego </text:span>CTRL-X)</text:p>
      <text:p text:style-name="P66">Explique que hacen los comandos de este Dockerfile.</text:p>
      <text:p text:style-name="P74">¿Por qué para copiar el archivo jar uso <text:span text:style-name="T27">RUN</text:span> y no <text:span text:style-name="T27">COPY</text:span>?</text:p>
      <text:p text:style-name="P66"/>
      <text:p text:style-name="P9">En el mismo directorio donde está el archivo <text:span text:style-name="T2">Dockerfile</text:span> ejecutar:</text:p>
      <text:p text:style-name="P28">docker build -t <text:span text:style-name="T47">backend:single-stage</text:span> .</text:p>
      <text:p text:style-name="P116"/>
      <text:p text:style-name="P40">Probamos el container con:</text:p>
      <text:p text:style-name="P29">docker run --rm -<text:span text:style-name="T48">p 8080:8080 -h localhost backend:single-stage</text:span></text:p>
      <text:p text:style-name="P70">¿Qué hacen los modificadores <text:span text:style-name="T27">-p</text:span> y <text:span text:style-name="T27">-h</text:span>?</text:p>
      <text:p text:style-name="P70"/>
      <text:p text:style-name="P58">Una vez inicie <text:span text:style-name="T48">el container</text:span>, abrir otra consola y ejecutar en la misma los siguientes comandos:</text:p>
      <text:p text:style-name="P105"><text:span text:style-name="Source_20_Text"><text:span text:style-name="T37">curl http://localhost:8080/hola</text:span></text:span></text:p>
      <text:p text:style-name="P105"><text:span text:style-name="Source_20_Text"><text:span text:style-name="T37">curl http://localhost:8080/hola/</text:span></text:span><text:span text:style-name="Source_20_Text"><text:span text:style-name="T38">Motoko</text:span></text:span></text:p>
      <text:p text:style-name="P17"/>
      <text:p text:style-name="P10"/>
      <text:p text:style-name="P113"><text:span text:style-name="T49">Imagen para el proyecto</text:span> <text:span text:style-name="T50">frontend</text:span></text:p>
      <text:p text:style-name="P138">Crear un Dockerfile para el proyecto backend:</text:p>
      <text:p text:style-name="P106"><text:span text:style-name="Source_20_Text"><text:span text:style-name="T23">cd ~/</text:span></text:span><text:span text:style-name="Source_20_Text"><text:span text:style-name="T24">docker-sample-frontend-react</text:span></text:span></text:p>
      <text:p text:style-name="P98"><text:span text:style-name="Source_20_Text"><text:span text:style-name="T25">nano Dockerfile</text:span></text:span></text:p>
      <text:p text:style-name="P140"/>
      <text:p text:style-name="P11">Ingresar el siguiente texto en el archivo:</text:p>
      <text:p text:style-name="P11"><draw:frame draw:style-name="fr1" draw:name="Marco2" text:anchor-type="paragraph" svg:width="10.67cm" draw:z-index="3"><draw:text-box fo:min-height="5.537cm"><text:p text:style-name="P123"><text:span text:style-name="Source_20_Text">FROM node:8.10.0</text:span></text:p><text:p text:style-name="P123"><text:span text:style-name="Source_20_Text"/></text:p><text:p text:style-name="P123"><text:span text:style-name="Source_20_Text">WORKDIR /app</text:span></text:p><text:p text:style-name="P123"><text:span text:style-name="Source_20_Text"/></text:p><text:p text:style-name="P123"><text:span text:style-name="Source_20_Text">ADD . /app</text:span></text:p><text:p text:style-name="P123"><text:span text:style-name="Source_20_Text"/></text:p><text:p text:style-name="P123"><text:span text:style-name="Source_20_Text"># Instalo las dependencias</text:span></text:p><text:p text:style-name="P123"><text:span text:style-name="Source_20_Text">RUN yarn install --silent</text:span></text:p><text:p text:style-name="P123"><text:span text:style-name="Source_20_Text"/></text:p><text:p text:style-name="P123"><text:span text:style-name="Source_20_Text">EXPOSE 3000</text:span></text:p><text:p text:style-name="P123"><text:span text:style-name="Source_20_Text"/></text:p><text:p text:style-name="P123"><text:span text:style-name="Source_20_Text">CMD ["yarn", "start"]</text:span></text:p></draw:text-box></draw:frame></text:p>
      <text:p text:style-name="P11">Guardar y cerrar (CTRL-O <text:span text:style-name="T21">y luego </text:span>CTRL-X)</text:p>
      <text:p text:style-name="P67">Explique que hacen los comandos de este Dockerfile.</text:p>
      <text:p text:style-name="P67"/>
      <text:p text:style-name="P11">En el mismo directorio donde está el archivo <text:span text:style-name="T2">Dockerfile</text:span> ejecutar:</text:p>
      <text:p text:style-name="P30">docker build -t <text:span text:style-name="T51">frontend:single-stage</text:span> .</text:p>
      <text:p text:style-name="P114"/>
      <text:p text:style-name="P41">Probamos el container con:</text:p>
      <text:p text:style-name="P30">docker run --rm -<text:span text:style-name="T48">p 3000:3000 -h localhost frontend:single-stage</text:span></text:p>
      <text:p text:style-name="P71"/>
      <text:p text:style-name="P59">Una vez inicie <text:span text:style-name="T48">el container</text:span>, abrir <text:span text:style-name="T52">un navegador e ingresar a: </text:span><text:a xlink:type="simple" xlink:href="http://localhost:3000/" text:style-name="Internet_20_link" text:visited-style-name="Visited_20_Internet_20_Link"><text:span text:style-name="T52">http://localhost:3000</text:span></text:a><text:span text:style-name="T52"> </text:span></text:p>
      <text:p text:style-name="P106"><text:span text:style-name="Source_20_Text"><text:span text:style-name="T38"/></text:span></text:p>
      <text:p text:style-name="P18"/>
      <text:p text:style-name="P11"/>
      <text:p text:style-name="P111">Crear <text:span text:style-name="T53">imágenes de múltiples etapas</text:span></text:p>
      <text:p text:style-name="P65"><text:span text:style-name="T11">D</text:span><text:span text:style-name="T9">etener </text:span><text:span text:style-name="T13">los containers</text:span><text:span text:style-name="T9"> en caso de que estén corriendo.</text:span></text:p>
      <text:p text:style-name="P120"><text:span text:style-name="T53">Proyecto</text:span> backend</text:p>
      <text:p text:style-name="P147">Modificar el Dockerfile del proyecto backend:</text:p>
      <text:p text:style-name="P107"><text:span text:style-name="Source_20_Text"><text:span text:style-name="T23">cd ~/</text:span></text:span><text:span text:style-name="Source_20_Text"><text:span text:style-name="T24">docker-sample-backend-micronaut</text:span></text:span></text:p>
      <text:p text:style-name="P99"><text:span text:style-name="Source_20_Text"><text:span text:style-name="T25">nano Dockerfile</text:span></text:span></text:p>
      <text:p text:style-name="P141"/>
      <text:p text:style-name="P147"><draw:frame draw:style-name="fr2" draw:name="Marco3" text:anchor-type="paragraph" svg:x="0.086cm" svg:y="0.743cm" svg:width="14.824cm" draw:z-index="4"><draw:text-box fo:min-height="9.349cm"><text:p text:style-name="P123"><text:span text:style-name="Source_20_Text"># Primera etapa - container para build</text:span></text:p><text:p text:style-name="P123"><text:span text:style-name="Source_20_Text">FROM gradle:5.3-jdk8 as builder</text:span></text:p><text:p text:style-name="P123"><text:span text:style-name="Source_20_Text"/></text:p><text:p text:style-name="P123"><text:span text:style-name="Source_20_Text">WORKDIR /home/gradle</text:span></text:p><text:p text:style-name="P123"><text:span text:style-name="Source_20_Text"/></text:p><text:p text:style-name="P123"><text:span text:style-name="Source_20_Text">ADD . /home/gradle</text:span></text:p><text:p text:style-name="P123"><text:span text:style-name="Source_20_Text"/></text:p><text:p text:style-name="P123"><text:span text:style-name="Source_20_Text">RUN gradle assemble --no-build-cache --no-daemon</text:span></text:p><text:p text:style-name="P123"><text:span text:style-name="Source_20_Text"/></text:p><text:p text:style-name="P123"><text:span text:style-name="Source_20_Text"># Segunda etapa - container de aplicación</text:span></text:p><text:p text:style-name="P123"><text:span text:style-name="Source_20_Text">FROM openjdk:8-jre-alpine</text:span></text:p><text:p text:style-name="P123"><text:span text:style-name="Source_20_Text"/></text:p><text:p text:style-name="P123"><text:span text:style-name="Source_20_Text">RUN mkdir /app</text:span></text:p><text:p text:style-name="P123"><text:span text:style-name="Source_20_Text"/></text:p><text:p text:style-name="P125"><text:span text:style-name="Source_20_Text">COPY --from=builder /home/gradle/build/libs/*all.jar </text:span><text:span text:style-name="Source_20_Text"><text:span text:style-name="T54">\</text:span></text:span></text:p><text:p text:style-name="P125"><text:span text:style-name="Source_20_Text"><text:s text:c="5"/>/app/application.jar</text:span></text:p><text:p text:style-name="P123"><text:span text:style-name="Source_20_Text"/></text:p><text:p text:style-name="P123"><text:span text:style-name="Source_20_Text">EXPOSE 8080</text:span></text:p><text:p text:style-name="P123"><text:span text:style-name="Source_20_Text"/></text:p><text:p text:style-name="P125"><text:span text:style-name="Source_20_Text">CMD ["java", "-jar", "-XX:+UseContainerSupport", </text:span><text:span text:style-name="Source_20_Text"><text:span text:style-name="T54">\ </text:span></text:span></text:p><text:p text:style-name="P125"><text:span text:style-name="Source_20_Text"><text:s text:c="5"/>"-Djava.security.egd=file:/dev/./urandom", <text:s/></text:span><text:span text:style-name="Source_20_Text"><text:span text:style-name="T54">\</text:span></text:span></text:p><text:p text:style-name="P125"><text:span text:style-name="Source_20_Text"><text:s text:c="5"/>"/app/application.jar"]</text:span></text:p><text:p text:style-name="P123"><text:span text:style-name="Source_20_Text"/></text:p></draw:text-box></draw:frame>El Dockefile deberá quedar de la siguiente manera:</text:p>
      <text:p text:style-name="P12"/>
      <text:p text:style-name="P12">Guardar y cerrar (CTRL-O <text:span text:style-name="T21">y luego </text:span>CTRL-X)</text:p>
      <text:p text:style-name="P68">Explique que hacen los comandos de este Dockerfile.</text:p>
      <text:p text:style-name="P68"/>
      <text:p text:style-name="P12">En el mismo directorio donde está el archivo <text:span text:style-name="T2">Dockerfile</text:span> ejecutar:</text:p>
      <text:p text:style-name="P31">docker build -t <text:span text:style-name="T47">backend:multi-stage</text:span> .</text:p>
      <text:p text:style-name="P115"/>
      <text:p text:style-name="P22">Ver la imagen creada con:</text:p>
      <text:p text:style-name="P129">docker images -f reference='backend:*'</text:p>
      <text:p text:style-name="P45">Compare el tamaño con <text:span text:style-name="T56">de la nueva</text:span> imagen <text:span text:style-name="T56">con</text:span> anterior <text:span text:style-name="T56">con una sola etapa</text:span>.</text:p>
      <text:p text:style-name="P45"/>
      <text:p text:style-name="P42">Probamos el container con:</text:p>
      <text:p text:style-name="P15"><text:span text:style-name="T14">docker run --rm -</text:span><text:span text:style-name="T15">p 8080:8080 -h localhost </text:span><text:span text:style-name="T17">backend:multi-stage</text:span></text:p>
      <text:p text:style-name="P72"/>
      <text:p text:style-name="P60"><text:span text:style-name="T55">Podemos probar</text:span> <text:span text:style-name="T48">el container</text:span> abri<text:span text:style-name="T55">endo</text:span> otra consola y ejecuta<text:span text:style-name="T55">ndo</text:span> en la misma los siguientes comandos:</text:p>
      <text:p text:style-name="P107"><text:span text:style-name="Source_20_Text"><text:span text:style-name="T37">curl http://localhost:8080/hola/</text:span></text:span><text:span text:style-name="Source_20_Text"><text:span text:style-name="T38">Motoko</text:span></text:span></text:p>
      <text:p text:style-name="P121"><text:soft-page-break/><text:span text:style-name="T53">Proyecto</text:span> <text:span text:style-name="T57">frontend</text:span></text:p>
      <text:p text:style-name="P148">Modificar el Dockerfile del proyecto frontend:</text:p>
      <text:p text:style-name="P108"><text:span text:style-name="Source_20_Text"><text:span text:style-name="T23">cd ~/</text:span></text:span><text:span text:style-name="Source_20_Text"><text:span text:style-name="T24">docker-sample-frontend-react</text:span></text:span></text:p>
      <text:p text:style-name="P100"><text:span text:style-name="Source_20_Text"><text:span text:style-name="T25">nano Dockerfile</text:span></text:span></text:p>
      <text:p text:style-name="P142"/>
      <text:p text:style-name="P148"><draw:frame draw:style-name="fr2" draw:name="Marco6" text:anchor-type="paragraph" svg:x="0.086cm" svg:y="0.743cm" svg:width="13.42cm" draw:z-index="5"><draw:text-box fo:min-height="10.582cm"><text:p text:style-name="P123"><text:span text:style-name="Source_20_Text"># Primera etapa - container para build</text:span></text:p><text:p text:style-name="P123"><text:span text:style-name="Source_20_Text">FROM node:8.10.0 as builder</text:span></text:p><text:p text:style-name="P123"><text:span text:style-name="Source_20_Text"/></text:p><text:p text:style-name="P123"><text:span text:style-name="Source_20_Text">WORKDIR /app</text:span></text:p><text:p text:style-name="P123"><text:span text:style-name="Source_20_Text"/></text:p><text:p text:style-name="P123"><text:span text:style-name="Source_20_Text">ENV PATH /app/node_modules/.bin:$PATH</text:span></text:p><text:p text:style-name="P123"><text:span text:style-name="Source_20_Text"/></text:p><text:p text:style-name="P123"><text:span text:style-name="Source_20_Text"># Instalo las dependencias</text:span></text:p><text:p text:style-name="P123"><text:span text:style-name="Source_20_Text">COPY package.json ./</text:span></text:p><text:p text:style-name="P123"><text:span text:style-name="Source_20_Text">RUN npm install react-scripts@2.1.5 -g --silent</text:span></text:p><text:p text:style-name="P123"><text:span text:style-name="Source_20_Text">COPY yarn.lock ./</text:span></text:p><text:p text:style-name="P123"><text:span text:style-name="Source_20_Text">RUN yarn install --silent</text:span></text:p><text:p text:style-name="P123"><text:span text:style-name="Source_20_Text"/></text:p><text:p text:style-name="P123"><text:span text:style-name="Source_20_Text">ADD . /app</text:span></text:p><text:p text:style-name="P123"><text:span text:style-name="Source_20_Text"/></text:p><text:p text:style-name="P123"><text:span text:style-name="Source_20_Text">RUN yarn run build</text:span></text:p><text:p text:style-name="P123"><text:span text:style-name="Source_20_Text"/></text:p><text:p text:style-name="P123"><text:span text:style-name="Source_20_Text"># Segunda etapa - container de aplicación</text:span></text:p><text:p text:style-name="P123"><text:span text:style-name="Source_20_Text">FROM nginx:stable-alpine</text:span></text:p><text:p text:style-name="P123"><text:span text:style-name="Source_20_Text"/></text:p><text:p text:style-name="P123"><text:span text:style-name="Source_20_Text">COPY --from=builder /app/build /usr/share/nginx/html</text:span></text:p><text:p text:style-name="P123"><text:span text:style-name="Source_20_Text"/></text:p><text:p text:style-name="P123"><text:span text:style-name="Source_20_Text">EXPOSE 80</text:span></text:p><text:p text:style-name="P123"><text:span text:style-name="Source_20_Text"/></text:p><text:p text:style-name="P123"><text:span text:style-name="Source_20_Text">CMD ["nginx", "-g", "daemon off;"]</text:span></text:p></draw:text-box></draw:frame>El Dockefile deberá quedar de la siguiente manera:</text:p>
      <text:p text:style-name="P13"/>
      <text:p text:style-name="P13">Guardar y cerrar (CTRL-O <text:span text:style-name="T21">y luego </text:span>CTRL-X)</text:p>
      <text:p text:style-name="P69">Explique que hacen los comandos de este Dockerfile.</text:p>
      <text:p text:style-name="P69"/>
      <text:p text:style-name="P13">En el mismo directorio donde está el archivo <text:span text:style-name="T2">Dockerfile</text:span> ejecutar:</text:p>
      <text:p text:style-name="P32">docker build -t <text:span text:style-name="T58">frontend:multi-stage</text:span> .</text:p>
      <text:p text:style-name="P117"/>
      <text:p text:style-name="P23">Ver la imagen creada con:</text:p>
      <text:p text:style-name="P130">docker images -f reference='frontend:*'</text:p>
      <text:p text:style-name="P46">Compare el tamaño con <text:span text:style-name="T56">de la nueva</text:span> imagen <text:span text:style-name="T56">con</text:span> anterior <text:span text:style-name="T56">con una sola etapa</text:span>.</text:p>
      <text:p text:style-name="P46"/>
      <text:p text:style-name="P43">Probamos el container con:</text:p>
      <text:p text:style-name="P14"><text:span text:style-name="T14">docker run --rm -</text:span><text:span text:style-name="T15">p </text:span><text:span text:style-name="T16">80</text:span><text:span text:style-name="T15">:</text:span><text:span text:style-name="T16">80</text:span><text:span text:style-name="T15"> -h localhost </text:span><text:span text:style-name="T16">frontend:multi-stage</text:span></text:p>
      <text:p text:style-name="P73"/>
      <text:p text:style-name="P75"><text:span text:style-name="T35">Una vez inicie el container, abrir un navegador e ingresar a: </text:span><text:a xlink:type="simple" xlink:href="http://localhost:80/" text:style-name="Internet_20_link" text:visited-style-name="Visited_20_Internet_20_Link"><text:span text:style-name="T35">http://localhost:80</text:span></text:a><text:span text:style-name="T35"> </text:span></text:p>
      <text:p text:style-name="P75"/>
      <text:p text:style-name="P112">Subir imagenes a Docker Hub</text:p>
      <text:p text:style-name="P143"/>
      <text:p text:style-name="P76"><text:span text:style-name="T9">Crearse un usuario en </text:span><text:a xlink:type="simple" xlink:href="https://hub.docker.com/" text:style-name="Internet_20_link" text:visited-style-name="Visited_20_Internet_20_Link"><text:span text:style-name="T9">Docker Hub</text:span></text:a><text:span text:style-name="T9">.</text:span></text:p>
      <text:p text:style-name="P144"/>
      <text:p text:style-name="P144">Identificarse con sus credenciales de Docker Hub mediante el comando:</text:p>
      <text:p text:style-name="P16"><text:span text:style-name="T14">docker </text:span><text:span text:style-name="T18">login</text:span></text:p>
      <text:p text:style-name="P76"/>
      <text:p text:style-name="P78">Ingresar al directorio del backend</text:p>
      <text:p text:style-name="P101"><text:span text:style-name="Source_20_Text"><text:span text:style-name="T23">cd ~/</text:span></text:span><text:span text:style-name="Source_20_Text"><text:span text:style-name="T24">docker-sample-backend-micronaut</text:span></text:span></text:p>
      <text:p text:style-name="P78"/>
      <text:p text:style-name="P80">Agrego el usuario y el tag “latest” a la imagen actual</text:p>
      <text:p text:style-name="P33">docker build -t <text:span text:style-name="T59">ticsfrcu/backend:latest</text:span> .</text:p>
      <text:p text:style-name="P81">(reemplace <text:span text:style-name="T27">ticsfrcu</text:span> por su usuario de Docker Hub).</text:p>
      <text:p text:style-name="P76"/>
      <text:p text:style-name="P80">Subo la imagen al hub con el comando:</text:p>
      <text:p text:style-name="P33">docker <text:span text:style-name="T59">push</text:span> <text:span text:style-name="T59">ticsfrcu/backend:latest</text:span></text:p>
      <text:p text:style-name="P82">(reemplace <text:span text:style-name="T27">ticsfrcu</text:span> por su usuario de Docker Hub).</text:p>
      <text:p text:style-name="P107"><text:span text:style-name="Source_20_Text"><text:span text:style-name="T38"/></text:span></text:p>
      <text:p text:style-name="P79">Ingresar al directorio del <text:span text:style-name="T60">frontend</text:span></text:p>
      <text:p text:style-name="P102"><text:span text:style-name="Source_20_Text"><text:span text:style-name="T23">cd ~/</text:span></text:span><text:span text:style-name="Source_20_Text"><text:span text:style-name="T24">docker-sample-frontend-react</text:span></text:span></text:p>
      <text:p text:style-name="P79"/>
      <text:p text:style-name="P85">Agrego el usuario y el tag “latest” a la imagen actual</text:p>
      <text:p text:style-name="P34">docker build -t <text:span text:style-name="T59">ticsfrcu/frontend:latest</text:span> .</text:p>
      <text:p text:style-name="P83">(reemplace <text:span text:style-name="T27">ticsfrcu</text:span> por su usuario de Docker Hub).</text:p>
      <text:p text:style-name="P77"/>
      <text:p text:style-name="P86">Subo la imagen al hub con el comando:</text:p>
      <text:p text:style-name="P35">docker <text:span text:style-name="T59">push</text:span> <text:span text:style-name="T59">ticsfrcu/frontend:latest</text:span></text:p>
      <text:p text:style-name="P84">(reemplace <text:span text:style-name="T27">ticsfrcu</text:span> por su usuario de Docker Hub).</text:p>
      <text:p text:style-name="P103"/>
      <text:p text:style-name="P87">Las imágenes se pueden ahora usar desde cualquier lugar y como base de otros containers.</text:p>
      <text:p text:style-name="P87"/>
      <text:p text:style-name="P88">Compare las versiones de etapa simple y dos etapas de cada container. Describa las mejoras que pudieran haberse incorporado y si es posible sugiera nuevas.</text:p>
      <text:p text:style-name="P88"/>
      <text:p text:style-name="P88">Cree un archivo docker-compose.yml para el stack frontend/backend.</text:p>
      <text:p text:style-name="P77"/>
      <text:p text:style-name="P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Bitstream Vera Sans Mono" svg:font-family="'Bitstream Vera Sans Mono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ld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inux Libertine O" svg:font-family="'Linux Libertine O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margin-top="0cm" fo:margin-bottom="0.101cm" loext:contextual-spacing="false" fo:orphans="2" fo:widows="2" style:page-number="auto" style:writing-mode="lr-tb"/>
      <style:text-properties style:use-window-font-color="true" style:font-name="Linux Libertine" fo:font-family="'Linux Libertine'" style:font-style-name="Predeterminado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508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top="0cm" fo:margin-bottom="0.508cm" loext:contextual-spacing="false" fo:text-align="center" style:justify-single-word="false" style:page-number="auto" fo:keep-with-next="always" style:text-autospace="none"/>
      <style:text-properties fo:color="#2323dc" style:font-name="Liberation Sans" fo:font-family="'Liberation Sans'" style:font-style-name="Bold" style:font-family-generic="swiss" style:font-pitch="variable" fo:font-size="14pt" fo:language="es" fo:country="AR" fo:font-weight="bold" officeooo:rsid="004156af" style:font-size-asian="10pt" style:font-weight-asian="bold" style:font-name-complex="Arial1" style:font-family-complex="Arial" style:font-family-generic-complex="swiss" style:font-pitch-complex="variable" style:font-size-complex="10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Liberation Sans" fo:font-family="'Liberation Sans'" style:font-style-name="Bold" style:font-family-generic="swiss" style:font-pitch="variable" fo:font-size="14pt" fo:language="es" fo:country="ES" fo:font-weight="bold" officeooo:rsid="0085e4fa" style:font-size-asian="14pt" style:font-weight-asian="bold" style:font-size-complex="14pt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Liberation Sans1" fo:font-family="'Liberation Sans'" style:font-family-generic="swiss" style:font-pitch="variable" fo:language="es" fo:country="ES" fo:font-weight="bold" style:font-weight-asian="bold" style:font-size-complex="10pt"/>
    </style:style>
    <style:style style:name="List" style:family="paragraph" style:parent-style-name="Text_20_body" style:class="list">
      <style:text-properties style:font-name="Arial" fo:font-family="Arial"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Tahoma1" style:font-family-complex="Tahoma"/>
    </style:style>
    <style:style style:name="WW-Epígrafe" style:family="paragraph" style:parent-style-name="Standard" style:next-style-name="Standard">
      <style:paragraph-properties fo:text-align="center" style:justify-single-word="false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/>
    </style:style>
    <style:style style:name="Estilo1" style:family="paragraph" style:parent-style-name="Standard">
      <style:paragraph-properties style:line-height-at-least="0.635cm" fo:text-align="justify" style:justify-single-word="false" style:text-autospace="none" style:punctuation-wrap="simple" style:vertical-align="baseline"/>
      <style:text-properties style:font-name="Arial1" fo:font-family="Arial" style:font-family-generic="swiss" style:font-pitch="variable" fo:language="es" fo:country="ES" style:font-size-complex="10pt"/>
    </style:style>
    <style:style style:name="WW-Sangría_20_2_20_de_20_t._20_independiente" style:display-name="WW-Sangría 2 de t. independiente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Sangría_20_3_20_de_20_t._20_independiente" style:display-name="WW-Sangría 3 de t. independiente" style:family="paragraph" style:parent-style-name="Standard">
      <style:paragraph-properties fo:margin-left="1.016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Normal_20__28_Web_29_" style:display-name="WW-Normal (Web)" style:family="paragraph" style:parent-style-name="Standard">
      <style:paragraph-properties fo:margin-top="0.494cm" fo:margin-bottom="0.494cm" loext:contextual-spacing="false"/>
    </style:style>
    <style:style style:name="WW-Texto_20_independiente_20_2" style:display-name="WW-Texto independiente 2" style:family="paragraph" style:parent-style-name="Standard">
      <style:paragraph-properties fo:text-align="justify" style:justify-single-word="false"/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Negritos" style:family="paragraph" style:class="text">
      <style:paragraph-properties style:text-autospace="none"/>
      <style:text-properties style:font-name="DejaVu Sans Mono" fo:font-family="'DejaVu Sans Mono'" style:font-style-name="Bold" style:font-family-generic="modern" style:font-pitch="fixed" fo:font-size="10pt" fo:font-weight="bold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Footnote_20_Symbol" style:display-name="Footnote Symbol" style:family="text"/>
    <style:style style:name="Page_20_Number" style:display-name="Page Number" style:family="text" style:parent-style-name="WW-Fuente_20_de_20_párrafo_20_predeter.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8z1" style:family="text">
      <style:text-properties style:font-name="Courier New" fo:font-family="'Courier New'" style:font-family-generic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" fo:font-family="'Courier New'" style:font-family-generic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Symbol" fo:font-family="Symbol" style:font-family-generic="roman" style:font-pitch="variable" style:font-charset="x-symbol"/>
    </style:style>
    <style:style style:name="WW8Num14z1" style:family="text">
      <style:text-properties style:font-name="Courier New" fo:font-family="'Courier New'" style:font-family-generic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8z0" style:family="text">
      <style:text-properties fo:color="#000000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3z1" style:family="text">
      <style:text-properties style:font-name="Courier New" fo:font-family="'Courier New'" style:font-family-generic="modern"/>
    </style:style>
    <style:style style:name="WW8Num23z2" style:family="text">
      <style:text-properties style:font-name="Wingdings" fo:font-family="Wingdings" style:font-pitch="variable" style:font-charset="x-symbol"/>
    </style:style>
    <style:style style:name="WW8Num24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4z0" style:family="text">
      <style:text-properties style:font-name="Symbol" fo:font-family="Symbol" style:font-family-generic="roman" style:font-pitch="variable" style:font-charset="x-symbol"/>
    </style:style>
    <style:style style:name="WW8Num54z1" style:family="text">
      <style:text-properties style:font-name="Courier New" fo:font-family="'Courier New'" style:font-family-generic="modern"/>
    </style:style>
    <style:style style:name="WW8Num54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61z0" style:family="text">
      <style:text-properties style:font-name="Symbol" fo:font-family="Symbol" style:font-family-generic="roman" style:font-pitch="variable" style:font-charset="x-symbol"/>
    </style:style>
    <style:style style:name="WW8Num61z1" style:family="text">
      <style:text-properties style:font-name="Courier New" fo:font-family="'Courier New'" style:font-family-generic="modern"/>
    </style:style>
    <style:style style:name="WW8Num61z2" style:family="text">
      <style:text-properties style:font-name="Wingdings" fo:font-family="Wingdings" style:font-pitch="variable" style:font-charset="x-symbol"/>
    </style:style>
    <style:style style:name="WW8Num67z1" style:family="text">
      <style:text-properties style:font-name="Courier New" fo:font-family="'Courier New'" style:font-family-generic="modern"/>
    </style:style>
    <style:style style:name="WW8Num67z2" style:family="text">
      <style:text-properties style:font-name="Wingdings" fo:font-family="Wingdings" style:font-pitch="variable" style:font-charset="x-symbol"/>
    </style:style>
    <style:style style:name="WW8Num67z3" style:family="text">
      <style:text-properties style:font-name="Symbol" fo:font-family="Symbol" style:font-family-generic="roman" style:font-pitch="variable" style:font-charset="x-symbol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87z1" style:family="text">
      <style:text-properties style:font-name="Symbol" fo:font-family="Symbol" style:font-family-generic="roman" style:font-pitch="variable" style:font-charset="x-symbol"/>
    </style:style>
    <style:style style:name="WW8Num89z0" style:family="text">
      <style:text-properties style:font-name="Symbol" fo:font-family="Symbol" style:font-family-generic="roman" style:font-pitch="variable" style:font-charset="x-symbol"/>
    </style:style>
    <style:style style:name="WW8Num89z1" style:family="text">
      <style:text-properties style:font-name="Courier New" fo:font-family="'Courier New'" style:font-family-generic="modern"/>
    </style:style>
    <style:style style:name="WW8Num89z2" style:family="text">
      <style:text-properties style:font-name="Wingdings" fo:font-family="Wingdings" style:font-pitch="variable" style:font-charset="x-symbol"/>
    </style:style>
    <style:style style:name="WW8Num93z0" style:family="text">
      <style:text-properties fo:color="#000000"/>
    </style:style>
    <style:style style:name="WW8Num95z0" style:family="text">
      <style:text-properties style:font-name="Symbol" fo:font-family="Symbol" style:font-family-generic="roman" style:font-pitch="variable" style:font-charset="x-symbol"/>
    </style:style>
    <style:style style:name="WW8Num9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5z2" style:family="text">
      <style:text-properties style:font-name="Wingdings" fo:font-family="Wingdings" style:font-pitch="variable" style:font-charset="x-symbol"/>
    </style:style>
    <style:style style:name="WW8Num99z1" style:family="text">
      <style:text-properties style:font-name="Courier New" fo:font-family="'Courier New'" style:font-family-generic="modern"/>
    </style:style>
    <style:style style:name="WW8Num99z2" style:family="text">
      <style:text-properties style:font-name="Wingdings" fo:font-family="Wingdings" style:font-pitch="variable" style:font-charset="x-symbol"/>
    </style:style>
    <style:style style:name="WW8Num99z3" style:family="text">
      <style:text-properties style:font-name="Symbol" fo:font-family="Symbol" style:font-family-generic="roman" style:font-pitch="variable" style:font-charset="x-symbol"/>
    </style:style>
    <style:style style:name="WW8Num101z0" style:family="text">
      <style:text-properties style:font-name="Symbol" fo:font-family="Symbol" style:font-family-generic="roman" style:font-pitch="variable" style:font-charset="x-symbol"/>
    </style:style>
    <style:style style:name="WW8Num102z0" style:family="text">
      <style:text-properties style:font-name="Symbol" fo:font-family="Symbol" style:font-family-generic="roman" style:font-pitch="variable" style:font-charset="x-symbol"/>
    </style:style>
    <style:style style:name="WW8Num102z1" style:family="text">
      <style:text-properties style:font-name="Courier New" fo:font-family="'Courier New'" style:font-family-generic="modern"/>
    </style:style>
    <style:style style:name="WW8Num102z2" style:family="text">
      <style:text-properties style:font-name="Wingdings" fo:font-family="Wingdings" style:font-pitch="variable" style:font-charset="x-symbol"/>
    </style:style>
    <style:style style:name="WW8Num105z0" style:family="text">
      <style:text-properties style:font-name="Symbol" fo:font-family="Symbol" style:font-family-generic="roman" style:font-pitch="variable" style:font-charset="x-symbol"/>
    </style:style>
    <style:style style:name="WW8Num10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5z2" style:family="text">
      <style:text-properties style:font-name="Wingdings" fo:font-family="Wingdings" style:font-pitch="variable" style:font-charset="x-symbol"/>
    </style:style>
    <style:style style:name="WW8Num106z0" style:family="text">
      <style:text-properties style:font-name="Symbol" fo:font-family="Symbol" style:font-family-generic="roman" style:font-pitch="variable" style:font-charset="x-symbol"/>
    </style:style>
    <style:style style:name="WW8Num106z1" style:family="text">
      <style:text-properties style:font-name="Courier New" fo:font-family="'Courier New'" style:font-family-generic="modern"/>
    </style:style>
    <style:style style:name="WW8Num106z2" style:family="text">
      <style:text-properties style:font-name="Wingdings" fo:font-family="Wingdings" style:font-pitch="variable" style:font-charset="x-symbol"/>
    </style:style>
    <style:style style:name="WW8Num108z0" style:family="text">
      <style:text-properties style:font-name="Symbol" fo:font-family="Symbol" style:font-family-generic="roman" style:font-pitch="variable" style:font-charset="x-symbol"/>
    </style:style>
    <style:style style:name="WW8Num108z1" style:family="text">
      <style:text-properties style:font-name="Courier New" fo:font-family="'Courier New'" style:font-family-generic="modern"/>
    </style:style>
    <style:style style:name="WW8Num108z2" style:family="text">
      <style:text-properties style:font-name="Wingdings" fo:font-family="Wingdings" style:font-pitch="variable" style:font-charset="x-symbol"/>
    </style:style>
    <style:style style:name="WW8Num109z0" style:family="text">
      <style:text-properties style:font-name="Symbol" fo:font-family="Symbol" style:font-family-generic="roman" style:font-pitch="variable" style:font-charset="x-symbol"/>
    </style:style>
    <style:style style:name="WW8Num109z1" style:family="text">
      <style:text-properties style:font-name="Courier New" fo:font-family="'Courier New'" style:font-family-generic="modern"/>
    </style:style>
    <style:style style:name="WW8Num109z2" style:family="text">
      <style:text-properties style:font-name="Wingdings" fo:font-family="Wingdings" style:font-pitch="variable" style:font-charset="x-symbol"/>
    </style:style>
    <style:style style:name="WW8Num110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0z1" style:family="text">
      <style:text-properties style:font-name="Courier New" fo:font-family="'Courier New'" style:font-family-generic="modern"/>
    </style:style>
    <style:style style:name="WW8Num110z2" style:family="text">
      <style:text-properties style:font-name="Wingdings" fo:font-family="Wingdings" style:font-pitch="variable" style:font-charset="x-symbol"/>
    </style:style>
    <style:style style:name="WW8Num110z3" style:family="text">
      <style:text-properties style:font-name="Symbol" fo:font-family="Symbol" style:font-family-generic="roman" style:font-pitch="variable" style:font-charset="x-symbol"/>
    </style:style>
    <style:style style:name="WW8Num112z0" style:family="text">
      <style:text-properties style:font-name="Symbol" fo:font-family="Symbol" style:font-family-generic="roman" style:font-pitch="variable" style:font-charset="x-symbol"/>
    </style:style>
    <style:style style:name="WW8Num1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2z2" style:family="text">
      <style:text-properties style:font-name="Wingdings" fo:font-family="Wingdings" style:font-pitch="variable" style:font-charset="x-symbol"/>
    </style:style>
    <style:style style:name="WW8Num117z0" style:family="text">
      <style:text-properties style:font-name="Symbol" fo:font-family="Symbol" style:font-family-generic="roman" style:font-pitch="variable" style:font-charset="x-symbol"/>
    </style:style>
    <style:style style:name="WW8Num117z1" style:family="text">
      <style:text-properties style:font-name="Courier New" fo:font-family="'Courier New'" style:font-family-generic="modern"/>
    </style:style>
    <style:style style:name="WW8Num117z2" style:family="text">
      <style:text-properties style:font-name="Wingdings" fo:font-family="Wingdings" style:font-pitch="variable" style:font-charset="x-symbol"/>
    </style:style>
    <style:style style:name="WW8Num118z0" style:family="text">
      <style:text-properties style:font-name="Symbol" fo:font-family="Symbol" style:font-family-generic="roman" style:font-pitch="variable" style:font-charset="x-symbol"/>
    </style:style>
    <style:style style:name="WW8Num1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8z2" style:family="text">
      <style:text-properties style:font-name="Wingdings" fo:font-family="Wingdings" style:font-pitch="variable" style:font-charset="x-symbol"/>
    </style:style>
    <style:style style:name="WW8Num119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9z1" style:family="text">
      <style:text-properties style:font-name="Courier New" fo:font-family="'Courier New'" style:font-family-generic="modern"/>
    </style:style>
    <style:style style:name="WW8Num119z2" style:family="text">
      <style:text-properties style:font-name="Wingdings" fo:font-family="Wingdings" style:font-pitch="variable" style:font-charset="x-symbol"/>
    </style:style>
    <style:style style:name="WW8Num119z3" style:family="text">
      <style:text-properties style:font-name="Symbol" fo:font-family="Symbol" style:font-family-generic="roman" style:font-pitch="variable" style:font-charset="x-symbol"/>
    </style:style>
    <style:style style:name="WW8Num120z0" style:family="text">
      <style:text-properties style:font-name="Symbol" fo:font-family="Symbol" style:font-family-generic="roman" style:font-pitch="variable" style:font-charset="x-symbol"/>
    </style:style>
    <style:style style:name="WW8Num1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0z2" style:family="text">
      <style:text-properties style:font-name="Wingdings" fo:font-family="Wingdings" style:font-pitch="variable" style:font-charset="x-symbol"/>
    </style:style>
    <style:style style:name="WW8Num121z0" style:family="text">
      <style:text-properties style:font-name="Symbol" fo:font-family="Symbol" style:font-family-generic="roman" style:font-pitch="variable" style:font-charset="x-symbol"/>
    </style:style>
    <style:style style:name="WW8Num121z1" style:family="text">
      <style:text-properties style:font-name="Courier New" fo:font-family="'Courier New'" style:font-family-generic="modern"/>
    </style:style>
    <style:style style:name="WW8Num121z2" style:family="text">
      <style:text-properties style:font-name="Wingdings" fo:font-family="Wingdings" style:font-pitch="variable" style:font-charset="x-symbol"/>
    </style:style>
    <style:style style:name="WW8Num122z0" style:family="text">
      <style:text-properties style:font-name="Symbol" fo:font-family="Symbol" style:font-family-generic="roman" style:font-pitch="variable" style:font-charset="x-symbol"/>
    </style:style>
    <style:style style:name="WW8Num122z1" style:family="text">
      <style:text-properties style:font-name="Courier New" fo:font-family="'Courier New'" style:font-family-generic="modern"/>
    </style:style>
    <style:style style:name="WW8Num122z2" style:family="text">
      <style:text-properties style:font-name="Wingdings" fo:font-family="Wingdings" style:font-pitch="variable" style:font-charset="x-symbol"/>
    </style:style>
    <style:style style:name="WW8Num124z0" style:family="text">
      <style:text-properties fo:color="#000000"/>
    </style:style>
    <style:style style:name="WW8Num126z0" style:family="text">
      <style:text-properties style:font-name="Symbol" fo:font-family="Symbol" style:font-family-generic="roman" style:font-pitch="variable" style:font-charset="x-symbol"/>
    </style:style>
    <style:style style:name="WW8Num126z1" style:family="text">
      <style:text-properties style:font-name="Courier New" fo:font-family="'Courier New'" style:font-family-generic="modern"/>
    </style:style>
    <style:style style:name="WW8Num126z2" style:family="text">
      <style:text-properties style:font-name="Wingdings" fo:font-family="Wingdings" style:font-pitch="variable" style:font-charset="x-symbol"/>
    </style:style>
    <style:style style:name="WW8Num128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8z1" style:family="text">
      <style:text-properties style:font-name="Courier New" fo:font-family="'Courier New'" style:font-family-generic="modern"/>
    </style:style>
    <style:style style:name="WW8Num128z2" style:family="text">
      <style:text-properties style:font-name="Wingdings" fo:font-family="Wingdings" style:font-pitch="variable" style:font-charset="x-symbol"/>
    </style:style>
    <style:style style:name="WW8Num128z3" style:family="text">
      <style:text-properties style:font-name="Symbol" fo:font-family="Symbol" style:font-family-generic="roman" style:font-pitch="variable" style:font-charset="x-symbol"/>
    </style:style>
    <style:style style:name="WW8Num130z0" style:family="text">
      <style:text-properties style:font-name="Symbol" fo:font-family="Symbol" style:font-family-generic="roman" style:font-pitch="variable" style:font-charset="x-symbol"/>
    </style:style>
    <style:style style:name="WW8Num133z0" style:family="text">
      <style:text-properties style:font-name="Symbol" fo:font-family="Symbol" style:font-family-generic="roman" style:font-pitch="variable" style:font-charset="x-symbol"/>
    </style:style>
    <style:style style:name="WW8Num133z1" style:family="text">
      <style:text-properties style:font-name="Courier New" fo:font-family="'Courier New'" style:font-family-generic="modern"/>
    </style:style>
    <style:style style:name="WW8Num133z2" style:family="text">
      <style:text-properties style:font-name="Wingdings" fo:font-family="Wingdings" style:font-pitch="variable" style:font-charset="x-symbol"/>
    </style:style>
    <style:style style:name="WW8Num134z0" style:family="text">
      <style:text-properties style:font-name="Symbol" fo:font-family="Symbol" style:font-family-generic="roman" style:font-pitch="variable" style:font-charset="x-symbol"/>
    </style:style>
    <style:style style:name="WW8Num134z1" style:family="text">
      <style:text-properties style:font-name="Arial1" fo:font-family="Arial" style:font-family-generic="swiss" style:font-pitch="variable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134z2" style:family="text">
      <style:text-properties style:font-name="Wingdings" fo:font-family="Wingdings" style:font-pitch="variable" style:font-charset="x-symbol"/>
    </style:style>
    <style:style style:name="WW8Num134z4" style:family="text">
      <style:text-properties style:font-name="Courier New" fo:font-family="'Courier New'" style:font-family-generic="modern"/>
    </style:style>
    <style:style style:name="WW8Num135z0" style:family="text">
      <style:text-properties style:font-name="Symbol" fo:font-family="Symbol" style:font-family-generic="roman" style:font-pitch="variable" style:font-charset="x-symbol"/>
    </style:style>
    <style:style style:name="WW8Num135z1" style:family="text">
      <style:text-properties style:font-name="Courier New" fo:font-family="'Courier New'" style:font-family-generic="modern"/>
    </style:style>
    <style:style style:name="WW8Num135z2" style:family="text">
      <style:text-properties style:font-name="Wingdings" fo:font-family="Wingdings" style:font-pitch="variable" style:font-charset="x-symbol"/>
    </style:style>
    <style:style style:name="WW8Num137z0" style:family="text">
      <style:text-properties fo:font-weight="normal" style:font-weight-asian="normal"/>
    </style:style>
    <style:style style:name="WW8Num140z0" style:family="text">
      <style:text-properties style:font-name="Symbol" fo:font-family="Symbol" style:font-family-generic="roman" style:font-pitch="variable" style:font-charset="x-symbol"/>
    </style:style>
    <style:style style:name="WW8Num140z1" style:family="text">
      <style:text-properties style:font-name="Courier New" fo:font-family="'Courier New'" style:font-family-generic="modern"/>
    </style:style>
    <style:style style:name="WW8Num140z2" style:family="text">
      <style:text-properties style:font-name="Wingdings" fo:font-family="Wingdings" style:font-pitch="variable" style:font-charset="x-symbol"/>
    </style:style>
    <style:style style:name="WW8Num144z0" style:family="text">
      <style:text-properties style:font-name="Symbol" fo:font-family="Symbol" style:font-family-generic="roman" style:font-pitch="variable" style:font-charset="x-symbol"/>
    </style:style>
    <style:style style:name="WW8Num144z1" style:family="text">
      <style:text-properties style:font-name="Courier New" fo:font-family="'Courier New'" style:font-family-generic="modern"/>
    </style:style>
    <style:style style:name="WW8Num144z2" style:family="text">
      <style:text-properties style:font-name="Wingdings" fo:font-family="Wingdings" style:font-pitch="variable" style:font-charset="x-symbol"/>
    </style:style>
    <style:style style:name="WW8Num145z0" style:family="text">
      <style:text-properties fo:color="#000000"/>
    </style:style>
    <style:style style:name="WW8Num152z0" style:family="text">
      <style:text-properties style:font-name="Symbol" fo:font-family="Symbol" style:font-family-generic="roman" style:font-pitch="variable" style:font-charset="x-symbol"/>
    </style:style>
    <style:style style:name="WW8Num152z1" style:family="text">
      <style:text-properties style:font-name="Courier New" fo:font-family="'Courier New'" style:font-family-generic="modern"/>
    </style:style>
    <style:style style:name="WW8Num152z2" style:family="text">
      <style:text-properties style:font-name="Wingdings" fo:font-family="Wingdings" style:font-pitch="variable" style:font-charset="x-symbol"/>
    </style:style>
    <style:style style:name="WW8Num154z0" style:family="text">
      <style:text-properties style:font-name="Symbol" fo:font-family="Symbol" style:font-family-generic="roman" style:font-pitch="variable" style:font-charset="x-symbol"/>
    </style:style>
    <style:style style:name="WW8Num15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4z2" style:family="text">
      <style:text-properties style:font-name="Wingdings" fo:font-family="Wingdings" style:font-pitch="variable" style:font-charset="x-symbol"/>
    </style:style>
    <style:style style:name="WW8Num156z0" style:family="text">
      <style:text-properties style:font-name="Symbol" fo:font-family="Symbol" style:font-family-generic="roman" style:font-pitch="variable" style:font-charset="x-symbol"/>
    </style:style>
    <style:style style:name="WW8Num156z1" style:family="text">
      <style:text-properties style:font-name="Courier New" fo:font-family="'Courier New'" style:font-family-generic="modern"/>
    </style:style>
    <style:style style:name="WW8Num156z2" style:family="text">
      <style:text-properties style:font-name="Wingdings" fo:font-family="Wingdings" style:font-pitch="variable" style:font-charset="x-symbol"/>
    </style:style>
    <style:style style:name="WW8Num157z0" style:family="text">
      <style:text-properties style:font-name="Symbol" fo:font-family="Symbol" style:font-family-generic="roman" style:font-pitch="variable" style:font-charset="x-symbol"/>
    </style:style>
    <style:style style:name="WW8Num157z1" style:family="text">
      <style:text-properties style:font-name="Courier New" fo:font-family="'Courier New'" style:font-family-generic="modern"/>
    </style:style>
    <style:style style:name="WW8Num157z2" style:family="text">
      <style:text-properties style:font-name="Wingdings" fo:font-family="Wingdings" style:font-pitch="variable" style:font-charset="x-symbol"/>
    </style:style>
    <style:style style:name="WW8Num158z0" style:family="text">
      <style:text-properties style:font-name="Symbol" fo:font-family="Symbol" style:font-family-generic="roman" style:font-pitch="variable" style:font-charset="x-symbol"/>
    </style:style>
    <style:style style:name="WW8Num158z1" style:family="text">
      <style:text-properties style:font-name="Courier New" fo:font-family="'Courier New'" style:font-family-generic="modern"/>
    </style:style>
    <style:style style:name="WW8Num158z2" style:family="text">
      <style:text-properties style:font-name="Wingdings" fo:font-family="Wingdings" style:font-pitch="variable" style:font-charset="x-symbol"/>
    </style:style>
    <style:style style:name="WW8Num161z0" style:family="text">
      <style:text-properties style:font-name="Symbol" fo:font-family="Symbol" style:font-family-generic="roman" style:font-pitch="variable" style:font-charset="x-symbol"/>
    </style:style>
    <style:style style:name="WW8Num161z1" style:family="text">
      <style:text-properties style:font-name="Courier New" fo:font-family="'Courier New'" style:font-family-generic="modern"/>
    </style:style>
    <style:style style:name="WW8Num161z2" style:family="text">
      <style:text-properties style:font-name="Wingdings" fo:font-family="Wingdings" style:font-pitch="variable" style:font-charset="x-symbol"/>
    </style:style>
    <style:style style:name="WW8NumSt5z0" style:family="text">
      <style:text-properties style:font-name="Symbol" fo:font-family="Symbol" style:font-family-generic="roman" style:font-pitch="variable" style:font-charset="x-symbol"/>
    </style:style>
    <style:style style:name="WW8NumSt6z0" style:family="text">
      <style:text-properties style:font-name="Symbol" fo:font-family="Symbol" style:font-family-generic="roman" style:font-pitch="variable" style:font-charset="x-symbol"/>
    </style:style>
    <style:style style:name="WW8NumSt12z0" style:family="text">
      <style:text-properties style:font-name="Symbol" fo:font-family="Symbol" style:font-family-generic="roman" style:font-pitch="variable" style:font-charset="x-symbol"/>
    </style:style>
    <style:style style:name="WW8NumSt36z0" style:family="text">
      <style:text-properties style:font-name="Wingdings" fo:font-family="Wingdings" style:font-pitch="variable" style:font-charset="x-symbol"/>
    </style:style>
    <style:style style:name="WW8NumSt45z0" style:family="text">
      <style:text-properties style:font-name="Symbol" fo:font-family="Symbol" style:font-family-generic="roman" style:font-pitch="variable" style:font-charset="x-symbol"/>
    </style:style>
    <style:style style:name="WW8NumSt48z0" style:family="text">
      <style:text-properties style:font-name="Symbol" fo:font-family="Symbol" style:font-family-generic="roman" style:font-pitch="variable" style:font-charset="x-symbol"/>
    </style:style>
    <style:style style:name="WW8NumSt51z0" style:family="text">
      <style:text-properties style:font-name="Arial1" fo:font-family="Arial" style:font-family-generic="swiss" style:font-pitch="variable"/>
    </style:style>
    <style:style style:name="WW8NumSt57z0" style:family="text">
      <style:text-properties style:font-name="Symbol" fo:font-family="Symbol" style:font-family-generic="roman" style:font-pitch="variable" style:font-charset="x-symbol"/>
    </style:style>
    <style:style style:name="WW8NumSt61z0" style:family="text">
      <style:text-properties style:font-name="Symbol" fo:font-family="Symbol" style:font-family-generic="roman" style:font-pitch="variable" style:font-charset="x-symbol"/>
    </style:style>
    <style:style style:name="WW8NumSt63z0" style:family="text">
      <style:text-properties style:font-name="Wingdings" fo:font-family="Wingdings" style:font-pitch="variable" style:font-charset="x-symbol"/>
    </style:style>
    <style:style style:name="WW8NumSt76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0z0" style:family="text">
      <style:text-properties fo:color="#000000" style:font-name="Wingdings" fo:font-family="Wingdings" style:font-pitch="variable" style:font-charset="x-symbol"/>
    </style:style>
    <style:style style:name="WW8NumSt87z0" style:family="text">
      <style:text-properties style:font-name="Symbol" fo:font-family="Symbol" style:font-family-generic="roman" style:font-pitch="variable" style:font-charset="x-symbol"/>
    </style:style>
    <style:style style:name="WW8NumSt88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9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95z0" style:family="text">
      <style:text-properties style:font-name="Symbol" fo:font-family="Symbol" style:font-family-generic="roman" style:font-pitch="variable" style:font-charset="x-symbol"/>
    </style:style>
    <style:style style:name="WW8NumSt96z0" style:family="text">
      <style:text-properties style:font-name="Symbol" fo:font-family="Symbol" style:font-family-generic="roman" style:font-pitch="variable" style:font-charset="x-symbol"/>
    </style:style>
    <style:style style:name="WW8NumSt99z0" style:family="text">
      <style:text-properties style:font-name="Symbol" fo:font-family="Symbol" style:font-family-generic="roman" style:font-pitch="variable" style:font-charset="x-symbol"/>
    </style:style>
    <style:style style:name="WW-Fuente_20_de_20_párrafo_20_predeter." style:display-name="WW-Fuente de párrafo predeter." style:family="text"/>
    <style:style style:name="Source_20_Text" style:display-name="Source Text" style:family="text">
      <style:text-properties style:font-name="Bitstream Vera Sans Mono" fo:font-family="'Bitstream Vera Sans Mono'" style:font-family-generic="modern" style:font-pitch="fixed" fo:font-size="10pt" fo:font-weight="bol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3.133cm" text:min-label-width="0.635cm"/>
      </text:list-level-style-number>
      <text:list-level-style-bullet text:level="2" text:style-name="WW8Num10z1" text:bullet-char="o">
        <style:list-level-properties text:space-before="4.403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5.673cm" text:min-label-width="0.635cm"/>
        <style:text-properties style:font-name="Wingdings"/>
      </text:list-level-style-bullet>
      <text:list-level-style-bullet text:level="4" text:style-name="WW8Num10z3" text:bullet-char="">
        <style:list-level-properties text:space-before="6.943cm" text:min-label-width="0.635cm"/>
        <style:text-properties style:font-name="Symbol"/>
      </text:list-level-style-bullet>
      <text:list-level-style-bullet text:level="5" text:style-name="WW8Num10z1" text:bullet-char="o">
        <style:list-level-properties text:space-before="8.213cm" text:min-label-width="0.635cm"/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space-before="9.483cm" text:min-label-width="0.635cm"/>
        <style:text-properties style:font-name="Wingdings"/>
      </text:list-level-style-bullet>
      <text:list-level-style-bullet text:level="7" text:style-name="WW8Num10z3" text:bullet-char="">
        <style:list-level-properties text:space-before="10.753cm" text:min-label-width="0.635cm"/>
        <style:text-properties style:font-name="Symbol"/>
      </text:list-level-style-bullet>
      <text:list-level-style-bullet text:level="8" text:style-name="WW8Num10z1" text:bullet-char="o">
        <style:list-level-properties text:space-before="12.023cm" text:min-label-width="0.635cm"/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space-before="13.29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bullet text:level="1" text:style-name="WW8Num1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number text:level="1" style:num-prefix="(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 text:consecutive-numbering="true">
      <text:list-level-style-number text:level="1" text:style-name="WW8Num18z0" style:num-suffix="." style:num-format="i">
        <style:list-level-properties text:space-before="1.016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2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2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 text:consecutive-numbering="true">
      <text:list-level-style-bullet text:level="1" text:style-name="WW8Num24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2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number text:level="1" style:num-suffix="." style:num-format="i">
        <style:list-level-properties text:space-before="0.635cm"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number text:level="1" style:num-suffix="-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778cm" text:min-label-width="0.635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" text:consecutive-numbering="true">
      <text:list-level-style-bullet text:level="1" text:style-name="WW8Num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" text:consecutive-numbering="true">
      <text:list-level-style-number text:level="1" style:num-suffix="." style:num-format="1">
        <style:list-level-properties text:space-before="0.762cm" text:min-label-width="0.635cm"/>
      </text:list-level-style-number>
      <text:list-level-style-number text:level="2" style:num-suffix="." style:num-format="a" style:num-letter-sync="true">
        <style:list-level-properties text:space-before="2.032cm" text:min-label-width="0.635cm"/>
      </text:list-level-style-number>
      <text:list-level-style-number text:level="3" style:num-suffix="." style:num-format="i">
        <style:list-level-properties text:min-label-width="3.937cm" text:min-label-distance="0.318cm" fo:text-align="end"/>
      </text:list-level-style-number>
      <text:list-level-style-number text:level="4" style:num-suffix="." style:num-format="1">
        <style:list-level-properties text:space-before="4.572cm" text:min-label-width="0.635cm"/>
      </text:list-level-style-number>
      <text:list-level-style-number text:level="5" style:num-suffix="." style:num-format="a" style:num-letter-sync="true">
        <style:list-level-properties text:space-before="5.842cm" text:min-label-width="0.635cm"/>
      </text:list-level-style-number>
      <text:list-level-style-number text:level="6" style:num-suffix="." style:num-format="i">
        <style:list-level-properties text:min-label-width="7.747cm" text:min-label-distance="0.318cm" fo:text-align="end"/>
      </text:list-level-style-number>
      <text:list-level-style-number text:level="7" style:num-suffix="." style:num-format="1">
        <style:list-level-properties text:space-before="8.382cm" text:min-label-width="0.635cm"/>
      </text:list-level-style-number>
      <text:list-level-style-number text:level="8" style:num-suffix="." style:num-format="a" style:num-letter-sync="true">
        <style:list-level-properties text:space-before="9.652cm" text:min-label-width="0.635cm"/>
      </text:list-level-style-number>
      <text:list-level-style-number text:level="9" style:num-suffix="." style:num-format="i">
        <style:list-level-properties text:min-label-width="11.557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" text:consecutive-numbering="true">
      <text:list-level-style-number text:level="1" style:num-suffix=")" style:num-format="1">
        <style:list-level-properties text:space-before="0.529cm" text:min-label-width="0.635cm"/>
      </text:list-level-style-number>
      <text:list-level-style-number text:level="2" style:num-suffix="." style:num-format="a" style:num-letter-sync="true">
        <style:list-level-properties text:space-before="1.799cm" text:min-label-width="0.635cm"/>
      </text:list-level-style-number>
      <text:list-level-style-number text:level="3" style:num-suffix="." style:num-format="i">
        <style:list-level-properties text:min-label-width="3.704cm" text:min-label-distance="0.318cm" fo:text-align="end"/>
      </text:list-level-style-number>
      <text:list-level-style-number text:level="4" style:num-suffix="." style:num-format="1">
        <style:list-level-properties text:space-before="4.339cm" text:min-label-width="0.635cm"/>
      </text:list-level-style-number>
      <text:list-level-style-number text:level="5" style:num-suffix="." style:num-format="a" style:num-letter-sync="true">
        <style:list-level-properties text:space-before="5.609cm" text:min-label-width="0.635cm"/>
      </text:list-level-style-number>
      <text:list-level-style-number text:level="6" style:num-suffix="." style:num-format="i">
        <style:list-level-properties text:min-label-width="7.514cm" text:min-label-distance="0.318cm" fo:text-align="end"/>
      </text:list-level-style-number>
      <text:list-level-style-number text:level="7" style:num-suffix="." style:num-format="1">
        <style:list-level-properties text:space-before="8.149cm" text:min-label-width="0.635cm"/>
      </text:list-level-style-number>
      <text:list-level-style-number text:level="8" style:num-suffix="." style:num-format="a" style:num-letter-sync="true">
        <style:list-level-properties text:space-before="9.419cm" text:min-label-width="0.635cm"/>
      </text:list-level-style-number>
      <text:list-level-style-number text:level="9" style:num-suffix="." style:num-format="i">
        <style:list-level-properties text:min-label-width="11.32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6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" text:consecutive-numbering="true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style:num-suffix="." style:num-format="a" style:num-letter-sync="true">
        <style:list-level-properties text:space-before="2.519cm" text:min-label-width="0.635cm"/>
      </text:list-level-style-number>
      <text:list-level-style-number text:level="3" style:num-suffix="." style:num-format="i">
        <style:list-level-properties text:min-label-width="4.424cm" text:min-label-distance="0.318cm" fo:text-align="end"/>
      </text:list-level-style-number>
      <text:list-level-style-number text:level="4" style:num-suffix="." style:num-format="1">
        <style:list-level-properties text:space-before="5.059cm" text:min-label-width="0.635cm"/>
      </text:list-level-style-number>
      <text:list-level-style-number text:level="5" style:num-suffix="." style:num-format="a" style:num-letter-sync="true">
        <style:list-level-properties text:space-before="6.329cm" text:min-label-width="0.635cm"/>
      </text:list-level-style-number>
      <text:list-level-style-number text:level="6" style:num-suffix="." style:num-format="i">
        <style:list-level-properties text:min-label-width="8.234cm" text:min-label-distance="0.318cm" fo:text-align="end"/>
      </text:list-level-style-number>
      <text:list-level-style-number text:level="7" style:num-suffix="." style:num-format="1">
        <style:list-level-properties text:space-before="8.869cm" text:min-label-width="0.635cm"/>
      </text:list-level-style-number>
      <text:list-level-style-number text:level="8" style:num-suffix="." style:num-format="a" style:num-letter-sync="true">
        <style:list-level-properties text:space-before="10.139cm" text:min-label-width="0.635cm"/>
      </text:list-level-style-number>
      <text:list-level-style-number text:level="9" style:num-suffix="." style:num-format="i">
        <style:list-level-properties text:min-label-width="12.04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" text:consecutive-numbering="true">
      <text:list-level-style-number text:level="1" style:num-suffix=")" style:num-format="a" style:num-letter-sync="true">
        <style:list-level-properties text:space-before="1.016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87z1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" text:consecutive-numbering="true">
      <text:list-level-style-number text:level="1" style:num-suffix="." style:num-format="1">
        <style:list-level-properties text:space-before="1.143cm" text:min-label-width="0.635cm"/>
      </text:list-level-style-number>
      <text:list-level-style-number text:level="2" style:num-suffix="." style:num-format="a" style:num-letter-sync="true">
        <style:list-level-properties text:space-before="2.413cm" text:min-label-width="0.635cm"/>
      </text:list-level-style-number>
      <text:list-level-style-number text:level="3" style:num-suffix="." style:num-format="i">
        <style:list-level-properties text:min-label-width="4.318cm" text:min-label-distance="0.318cm" fo:text-align="end"/>
      </text:list-level-style-number>
      <text:list-level-style-number text:level="4" style:num-suffix="." style:num-format="1">
        <style:list-level-properties text:space-before="4.953cm" text:min-label-width="0.635cm"/>
      </text:list-level-style-number>
      <text:list-level-style-number text:level="5" style:num-suffix="." style:num-format="a" style:num-letter-sync="true">
        <style:list-level-properties text:space-before="6.223cm" text:min-label-width="0.635cm"/>
      </text:list-level-style-number>
      <text:list-level-style-number text:level="6" style:num-suffix="." style:num-format="i">
        <style:list-level-properties text:min-label-width="8.128cm" text:min-label-distance="0.318cm" fo:text-align="end"/>
      </text:list-level-style-number>
      <text:list-level-style-number text:level="7" style:num-suffix="." style:num-format="1">
        <style:list-level-properties text:space-before="8.763cm" text:min-label-width="0.635cm"/>
      </text:list-level-style-number>
      <text:list-level-style-number text:level="8" style:num-suffix="." style:num-format="a" style:num-letter-sync="true">
        <style:list-level-properties text:space-before="10.033cm" text:min-label-width="0.635cm"/>
      </text:list-level-style-number>
      <text:list-level-style-number text:level="9" style:num-suffix="." style:num-format="i">
        <style:list-level-properties text:min-label-width="11.938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" text:consecutive-numbering="true">
      <text:list-level-style-bullet text:level="1" text:style-name="WW8Num8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8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8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" text:consecutive-numbering="true">
      <text:list-level-style-number text:level="1" style:num-suffix="." style:num-format="1">
        <style:list-level-properties text:space-before="0.127cm" text:min-label-width="0.635cm"/>
      </text:list-level-style-number>
      <text:list-level-style-number text:level="2" style:num-suffix="." style:num-format="a" style:num-letter-sync="true">
        <style:list-level-properties text:space-before="1.397cm" text:min-label-width="0.635cm"/>
      </text:list-level-style-number>
      <text:list-level-style-number text:level="3" style:num-suffix="." style:num-format="i">
        <style:list-level-properties text:min-label-width="3.302cm" text:min-label-distance="0.318cm" fo:text-align="end"/>
      </text:list-level-style-number>
      <text:list-level-style-number text:level="4" style:num-suffix="." style:num-format="1">
        <style:list-level-properties text:space-before="3.937cm" text:min-label-width="0.635cm"/>
      </text:list-level-style-number>
      <text:list-level-style-number text:level="5" style:num-suffix="." style:num-format="a" style:num-letter-sync="true">
        <style:list-level-properties text:space-before="5.207cm" text:min-label-width="0.635cm"/>
      </text:list-level-style-number>
      <text:list-level-style-number text:level="6" style:num-suffix="." style:num-format="i">
        <style:list-level-properties text:min-label-width="7.112cm" text:min-label-distance="0.318cm" fo:text-align="end"/>
      </text:list-level-style-number>
      <text:list-level-style-number text:level="7" style:num-suffix="." style:num-format="1">
        <style:list-level-properties text:space-before="7.747cm" text:min-label-width="0.635cm"/>
      </text:list-level-style-number>
      <text:list-level-style-number text:level="8" style:num-suffix="." style:num-format="a" style:num-letter-sync="true">
        <style:list-level-properties text:space-before="9.017cm" text:min-label-width="0.635cm"/>
      </text:list-level-style-number>
      <text:list-level-style-number text:level="9" style:num-suffix="." style:num-format="i">
        <style:list-level-properties text:min-label-width="10.922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" text:consecutive-numbering="true">
      <text:list-level-style-number text:level="1" text:style-name="WW8Num93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" text:consecutive-numbering="true">
      <text:list-level-style-bullet text:level="1" text:style-name="WW8Num9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9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" text:consecutive-numbering="true">
      <text:list-level-style-bullet text:level="1" text:style-name="WW8Num101z0" text:bullet-char="">
        <style:list-level-properties text:min-label-width="0.635cm"/>
        <style:text-properties style:font-name="Symbol"/>
      </text:list-level-style-bullet>
      <text:list-level-style-bullet text:level="2" text:style-name="WW8Num101z0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" text:consecutive-numbering="true">
      <text:list-level-style-bullet text:level="1" text:style-name="WW8Num102z0" text:bullet-char="">
        <style:list-level-properties text:space-before="2.159cm" text:min-label-width="0.635cm"/>
        <style:text-properties style:font-name="Symbol"/>
      </text:list-level-style-bullet>
      <text:list-level-style-bullet text:level="2" text:style-name="WW8Num102z1" text:bullet-char="o">
        <style:list-level-properties text:space-before="3.429cm" text:min-label-width="0.635cm"/>
        <style:text-properties fo:font-family="'Courier New'" style:font-family-generic="modern" style:font-pitch="fixed"/>
      </text:list-level-style-bullet>
      <text:list-level-style-bullet text:level="3" text:style-name="WW8Num102z2" text:bullet-char="">
        <style:list-level-properties text:space-before="4.699cm" text:min-label-width="0.635cm"/>
        <style:text-properties style:font-name="Wingdings"/>
      </text:list-level-style-bullet>
      <text:list-level-style-bullet text:level="4" text:style-name="WW8Num102z0" text:bullet-char="">
        <style:list-level-properties text:space-before="5.969cm" text:min-label-width="0.635cm"/>
        <style:text-properties style:font-name="Symbol"/>
      </text:list-level-style-bullet>
      <text:list-level-style-bullet text:level="5" text:style-name="WW8Num102z1" text:bullet-char="o">
        <style:list-level-properties text:space-before="7.239cm" text:min-label-width="0.635cm"/>
        <style:text-properties fo:font-family="'Courier New'" style:font-family-generic="modern" style:font-pitch="fixed"/>
      </text:list-level-style-bullet>
      <text:list-level-style-bullet text:level="6" text:style-name="WW8Num102z2" text:bullet-char="">
        <style:list-level-properties text:space-before="8.509cm" text:min-label-width="0.635cm"/>
        <style:text-properties style:font-name="Wingdings"/>
      </text:list-level-style-bullet>
      <text:list-level-style-bullet text:level="7" text:style-name="WW8Num102z0" text:bullet-char="">
        <style:list-level-properties text:space-before="9.779cm" text:min-label-width="0.635cm"/>
        <style:text-properties style:font-name="Symbol"/>
      </text:list-level-style-bullet>
      <text:list-level-style-bullet text:level="8" text:style-name="WW8Num102z1" text:bullet-char="o">
        <style:list-level-properties text:space-before="11.049cm" text:min-label-width="0.635cm"/>
        <style:text-properties fo:font-family="'Courier New'" style:font-family-generic="modern" style:font-pitch="fixed"/>
      </text:list-level-style-bullet>
      <text:list-level-style-bullet text:level="9" text:style-name="WW8Num102z2" text:bullet-char="">
        <style:list-level-properties text:space-before="12.31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" text:consecutive-numbering="true">
      <text:list-level-style-number text:level="1" style:num-suffix=")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" text:consecutive-numbering="true">
      <text:list-level-style-bullet text:level="1" text:style-name="WW8Num10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" text:consecutive-numbering="true">
      <text:list-level-style-bullet text:level="1" text:style-name="WW8Num10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50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" text:consecutive-numbering="true">
      <text:list-level-style-bullet text:level="1" text:style-name="WW8Num108z0" text:bullet-char="">
        <style:list-level-properties text:min-label-width="0.635cm"/>
        <style:text-properties style:font-name="Symbol"/>
      </text:list-level-style-bullet>
      <text:list-level-style-bullet text:level="2" text:style-name="WW8Num10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" text:consecutive-numbering="true">
      <text:list-level-style-bullet text:level="1" text:style-name="WW8Num10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" text:consecutive-numbering="true">
      <text:list-level-style-bullet text:level="1" text:style-name="WW8Num110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" text:consecutive-numbering="true">
      <text:list-level-style-bullet text:level="1" text:style-name="WW8Num112z0" text:bullet-char="">
        <style:list-level-properties text:min-label-width="0.635cm"/>
        <style:text-properties style:font-name="Symbol"/>
      </text:list-level-style-bullet>
      <text:list-level-style-bullet text:level="2" text:style-name="WW8Num11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3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7" text:consecutive-numbering="true">
      <text:list-level-style-bullet text:level="1" text:style-name="WW8Num11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8" text:consecutive-numbering="true">
      <text:list-level-style-bullet text:level="1" text:style-name="WW8Num118z0" text:bullet-char="">
        <style:list-level-properties text:min-label-width="0.635cm"/>
        <style:text-properties style:font-name="Symbol"/>
      </text:list-level-style-bullet>
      <text:list-level-style-bullet text:level="2" text:style-name="WW8Num11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9" text:consecutive-numbering="true">
      <text:list-level-style-bullet text:level="1" text:style-name="WW8Num119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0" text:consecutive-numbering="true">
      <text:list-level-style-bullet text:level="1" text:style-name="WW8Num120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20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120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20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20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120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20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20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120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1" text:consecutive-numbering="true">
      <text:list-level-style-bullet text:level="1" text:style-name="WW8Num121z0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121z1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121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21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21z1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21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21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21z1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21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2" text:consecutive-numbering="true">
      <text:list-level-style-bullet text:level="1" text:style-name="WW8Num122z0" text:bullet-char="">
        <style:list-level-properties text:min-label-width="0.635cm"/>
        <style:text-properties style:font-name="Symbol"/>
      </text:list-level-style-bullet>
      <text:list-level-style-bullet text:level="2" text:style-name="WW8Num12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2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2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2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3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4" text:consecutive-numbering="true">
      <text:list-level-style-number text:level="1" text:style-name="WW8Num124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6" text:consecutive-numbering="true">
      <text:list-level-style-bullet text:level="1" text:style-name="WW8Num1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8" text:consecutive-numbering="true">
      <text:list-level-style-bullet text:level="1" text:style-name="WW8Num128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0" text:consecutive-numbering="true">
      <text:list-level-style-bullet text:level="1" text:style-name="WW8Num130z0" text:bullet-char="">
        <style:list-level-properties text:space-before="0.508cm" text:min-label-width="0.635cm"/>
        <style:text-properties style:font-name="Symbol"/>
      </text:list-level-style-bullet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)" style:num-format="1">
        <style:list-level-properties text:space-before="3.365cm" text:min-label-width="1.244cm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1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3" text:consecutive-numbering="true">
      <text:list-level-style-bullet text:level="1" text:style-name="WW8Num133z0" text:bullet-char="">
        <style:list-level-properties text:min-label-width="0.635cm"/>
        <style:text-properties style:font-name="Symbol"/>
      </text:list-level-style-bullet>
      <text:list-level-style-bullet text:level="2" text:style-name="WW8Num13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4" text:consecutive-numbering="true">
      <text:list-level-style-bullet text:level="1" text:style-name="WW8Num134z0" text:bullet-char="">
        <style:list-level-properties text:min-label-width="0.635cm"/>
        <style:text-properties style:font-name="Symbol"/>
      </text:list-level-style-bullet>
      <text:list-level-style-bullet text:level="2" text:style-name="WW8Num134z1" text:bullet-char="-">
        <style:list-level-properties text:space-before="1.27cm" text:min-label-width="0.635cm"/>
        <style:text-properties style:font-name="Arial1"/>
      </text:list-level-style-bullet>
      <text:list-level-style-bullet text:level="3" text:style-name="WW8Num134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4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4z4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4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4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4z4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4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5" text:consecutive-numbering="true">
      <text:list-level-style-bullet text:level="1" text:style-name="WW8Num135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35z1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135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135z0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135z1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135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135z0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135z1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135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7" text:consecutive-numbering="true">
      <text:list-level-style-number text:level="1" text:style-name="WW8Num137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9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0" text:consecutive-numbering="true">
      <text:list-level-style-bullet text:level="1" text:style-name="WW8Num140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140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140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140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140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140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140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140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140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2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3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4" text:consecutive-numbering="true">
      <text:list-level-style-bullet text:level="1" text:style-name="WW8Num1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5" text:consecutive-numbering="true">
      <text:list-level-style-number text:level="1" text:style-name="WW8Num145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2" text:consecutive-numbering="true">
      <text:list-level-style-bullet text:level="1" text:style-name="WW8Num1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3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4" text:consecutive-numbering="true">
      <text:list-level-style-bullet text:level="1" text:style-name="WW8Num1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6" text:consecutive-numbering="true">
      <text:list-level-style-bullet text:level="1" text:style-name="WW8Num1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7" text:consecutive-numbering="true">
      <text:list-level-style-bullet text:level="1" text:style-name="WW8Num15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8" text:consecutive-numbering="true">
      <text:list-level-style-bullet text:level="1" text:style-name="WW8Num1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0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1" text:consecutive-numbering="true">
      <text:list-level-style-bullet text:level="1" text:style-name="WW8Num1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M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officeooo:paragraph-rsid="004156af" style:font-size-asian="10.5pt" style:font-weight-asian="bold" style:font-name-complex="Arial1" style:font-size-complex="10.5pt" style:font-weight-complex="bold"/>
    </style:style>
    <style:style style:name="M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  <style:text-properties officeooo:paragraph-rsid="00548e9a"/>
    </style:style>
    <style:style style:name="MT1" style:family="text">
      <style:text-properties officeooo:rsid="00167c96"/>
    </style:style>
    <style:style style:name="MT2" style:family="text">
      <style:text-properties officeooo:rsid="0074b7bb"/>
    </style:style>
    <style:style style:name="MT3" style:family="text">
      <style:text-properties style:font-name="Liberation Sans1" fo:font-size="9pt" style:font-size-asian="9pt" style:font-name-complex="Arial1" style:font-size-complex="9pt"/>
    </style:style>
    <style:style style:name="MT4" style:family="text">
      <style:text-properties style:font-name="Liberation Sans1" fo:font-size="9pt" officeooo:rsid="00525c40" style:font-size-asian="9pt" style:font-name-complex="Arial1" style:font-size-complex="9pt"/>
    </style:style>
    <style:style style:name="MT5" style:family="text">
      <style:text-properties style:font-name="Liberation Sans1" fo:font-size="9pt" style:font-size-asian="9pt" style:font-size-complex="9pt"/>
    </style:style>
    <style:style style:name="MT6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MT7" style:family="text">
      <style:text-properties fo:color="#0000ff" style:font-name="Liberation Sans1" fo:font-size="9pt" fo:font-weight="bold" officeooo:rsid="0072b99a" style:font-size-asian="9pt" style:font-weight-asian="bold" style:font-name-complex="Arial1" style:font-size-complex="9pt" style:font-weight-complex="bold"/>
    </style:style>
    <style:page-layout style:name="Mpm1">
      <style:page-layout-properties fo:page-width="20.999cm" fo:page-height="29.699cm" style:num-format="1" style:print-orientation="portrait" fo:margin-top="1.251cm" fo:margin-bottom="1.251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.751cm" style:dynamic-spacing="true"/>
      </style:header-style>
      <style:footer-style>
        <style:header-footer-properties fo:min-height="1.251cm" fo:margin-left="0cm" fo:margin-right="0cm" fo:margin-top="0.75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ngeniería en Sistemas de Información - <text:span text:style-name="MT1">Consolidación de TICs</text:span></text:p>
        <text:p text:style-name="MP2">Práctico <text:span text:style-name="MT2">10</text:span> - <text:span text:style-name="MT2">Creando Imágenes Docker</text:span></text:p>
      </style:header>
      <style:footer>
        <text:p text:style-name="MP3"><text:span text:style-name="MT3">Ing. Arellano - </text:span><text:span text:style-name="MT4">Ing. Farabello</text:span><text:span text:style-name="MT5"><text:tab/></text:span><text:span text:style-name="MT6">Año 20</text:span><text:span text:style-name="MT7">20</text:span><text:span text:style-name="MT5"><text:tab/></text:span><text:span text:style-name="Page_20_Number"><text:span text:style-name="MT3"><text:page-number text:select-page="current">8</text:page-number></text:span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Practico de Laboratorio 10 - Creación de Imágenes Docker</dc:title>
    <dc:subject>Docker Dockerfile</dc:subject>
    <meta:initial-creator>Gabriel </meta:initial-creator>
    <meta:creation-date>2015-03-25T17:24:42.108309479</meta:creation-date>
    <dc:language>en-US</dc:language>
    <meta:editing-cycles>142</meta:editing-cycles>
    <meta:editing-duration>P1DT13H23M47S</meta:editing-duration>
    <dc:date>2020-04-15T16:33:22.844274025</dc:date>
    <meta:keyword>consolidacion tics containers docker dockerfile</meta:keyword>
    <meta:document-statistic meta:table-count="0" meta:image-count="0" meta:object-count="0" meta:page-count="8" meta:paragraph-count="212" meta:word-count="1335" meta:character-count="9205" meta:non-whitespace-character-count="8078"/>
    <meta:user-defined meta:name="Info 1"/>
    <meta:user-defined meta:name="Info 2"/>
    <meta:user-defined meta:name="Info 3"/>
    <meta:user-defined meta:name="Info 4"/>
  </office:meta>
</office:document-meta>
</file>